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052384" calcext:value-type="float">
            <text:p>224.0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015808" calcext:value-type="float">
            <text:p>224.0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963992" calcext:value-type="float">
            <text:p>223.9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863408" calcext:value-type="float">
            <text:p>223.8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73848" calcext:value-type="float">
            <text:p>223.5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744536" calcext:value-type="float">
            <text:p>223.7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82152" calcext:value-type="float">
            <text:p>224.4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186" calcext:value-type="float">
            <text:p>225.0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03944" calcext:value-type="float">
            <text:p>225.1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24112" calcext:value-type="float">
            <text:p>224.9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34424" calcext:value-type="float">
            <text:p>225.1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76512" calcext:value-type="float">
            <text:p>225.0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2528" calcext:value-type="float">
            <text:p>225.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7288" calcext:value-type="float">
            <text:p>224.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71712" calcext:value-type="float">
            <text:p>224.7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19896" calcext:value-type="float">
            <text:p>224.7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695512" calcext:value-type="float">
            <text:p>224.6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655888" calcext:value-type="float">
            <text:p>224.6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75928" calcext:value-type="float">
            <text:p>224.9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09456" calcext:value-type="float">
            <text:p>225.0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78976" calcext:value-type="float">
            <text:p>224.9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69248" calcext:value-type="float">
            <text:p>224.8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54008" calcext:value-type="float">
            <text:p>224.8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17432" calcext:value-type="float">
            <text:p>224.8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90584" calcext:value-type="float">
            <text:p>224.8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69856" calcext:value-type="float">
            <text:p>224.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69856" calcext:value-type="float">
            <text:p>224.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634552" calcext:value-type="float">
            <text:p>224.6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540064" calcext:value-type="float">
            <text:p>224.5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76056" calcext:value-type="float">
            <text:p>224.4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77936" calcext:value-type="float">
            <text:p>224.2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095056" calcext:value-type="float">
            <text:p>224.0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16976" calcext:value-type="float">
            <text:p>224.2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47456" calcext:value-type="float">
            <text:p>224.2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26704" calcext:value-type="float">
            <text:p>224.3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47456" calcext:value-type="float">
            <text:p>224.2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14992" calcext:value-type="float">
            <text:p>224.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046288" calcext:value-type="float">
            <text:p>224.0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872552" calcext:value-type="float">
            <text:p>223.8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37272" calcext:value-type="float">
            <text:p>223.5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625664" calcext:value-type="float">
            <text:p>223.6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848168" calcext:value-type="float">
            <text:p>223.8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018856" calcext:value-type="float">
            <text:p>224.0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11944" calcext:value-type="float">
            <text:p>224.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948752" calcext:value-type="float">
            <text:p>223.9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040192" calcext:value-type="float">
            <text:p>224.0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960944" calcext:value-type="float">
            <text:p>223.9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918272" calcext:value-type="float">
            <text:p>223.9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695768" calcext:value-type="float">
            <text:p>223.6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476312" calcext:value-type="float">
            <text:p>223.4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381824" calcext:value-type="float">
            <text:p>223.3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35744" calcext:value-type="float">
            <text:p>223.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64832" calcext:value-type="float">
            <text:p>223.0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58736" calcext:value-type="float">
            <text:p>223.0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31304" calcext:value-type="float">
            <text:p>223.0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848424" calcext:value-type="float">
            <text:p>222.8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784416" calcext:value-type="float">
            <text:p>222.7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97644" calcext:value-type="float">
            <text:p>222.9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89216" calcext:value-type="float">
            <text:p>223.0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875856" calcext:value-type="float">
            <text:p>222.8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881952" calcext:value-type="float">
            <text:p>222.8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964248" calcext:value-type="float">
            <text:p>222.9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9836" calcext:value-type="float">
            <text:p>223.0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333056" calcext:value-type="float">
            <text:p>223.3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20504" calcext:value-type="float">
            <text:p>223.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952056" calcext:value-type="float">
            <text:p>222.9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504" calcext:value-type="float">
            <text:p>222.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95536" calcext:value-type="float">
            <text:p>221.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034608" calcext:value-type="float">
            <text:p>222.0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324168" calcext:value-type="float">
            <text:p>222.3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90024" calcext:value-type="float">
            <text:p>222.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25792" calcext:value-type="float">
            <text:p>223.1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86168" calcext:value-type="float">
            <text:p>223.0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2216" calcext:value-type="float">
            <text:p>223.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068136" calcext:value-type="float">
            <text:p>222.0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16872" calcext:value-type="float">
            <text:p>222.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726504" calcext:value-type="float">
            <text:p>222.7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8-15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400112" calcext:value-type="float">
            <text:p>223.4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766384" calcext:value-type="float">
            <text:p>221.7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763336" calcext:value-type="float">
            <text:p>221.7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458536" calcext:value-type="float">
            <text:p>221.4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74488" calcext:value-type="float">
            <text:p>221.0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202504" calcext:value-type="float">
            <text:p>221.2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671896" calcext:value-type="float">
            <text:p>221.6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180912" calcext:value-type="float">
            <text:p>222.1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86392" calcext:value-type="float">
            <text:p>221.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677992" calcext:value-type="float">
            <text:p>221.6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229936" calcext:value-type="float">
            <text:p>221.2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12944" calcext:value-type="float">
            <text:p>220.9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67808" calcext:value-type="float">
            <text:p>220.9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8668" calcext:value-type="float">
            <text:p>221.0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22384" calcext:value-type="float">
            <text:p>221.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272608" calcext:value-type="float">
            <text:p>221.2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26956" calcext:value-type="float">
            <text:p>221.2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342712" calcext:value-type="float">
            <text:p>221.3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26956" calcext:value-type="float">
            <text:p>221.2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324424" calcext:value-type="float">
            <text:p>221.3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370144" calcext:value-type="float">
            <text:p>221.3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403672" calcext:value-type="float">
            <text:p>221.4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461584" calcext:value-type="float">
            <text:p>221.4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446344" calcext:value-type="float">
            <text:p>221.4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354904" calcext:value-type="float">
            <text:p>221.3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98872" calcext:value-type="float">
            <text:p>221.0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16288" calcext:value-type="float">
            <text:p>221.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428056" calcext:value-type="float">
            <text:p>221.4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735904" calcext:value-type="float">
            <text:p>221.7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327216" calcext:value-type="float">
            <text:p>222.3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5802" calcext:value-type="float">
            <text:p>222.5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491808" calcext:value-type="float">
            <text:p>222.4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187008" calcext:value-type="float">
            <text:p>222.1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1992" calcext:value-type="float">
            <text:p>222.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202248" calcext:value-type="float">
            <text:p>222.2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113856" calcext:value-type="float">
            <text:p>222.1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019368" calcext:value-type="float">
            <text:p>222.0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577408" calcext:value-type="float">
            <text:p>221.5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364048" calcext:value-type="float">
            <text:p>221.3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80584" calcext:value-type="float">
            <text:p>221.0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190312" calcext:value-type="float">
            <text:p>221.1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45244" calcext:value-type="float">
            <text:p>221.4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309184" calcext:value-type="float">
            <text:p>221.3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138496" calcext:value-type="float">
            <text:p>221.1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1048" calcext:value-type="float">
            <text:p>221.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77664" calcext:value-type="float">
            <text:p>220.5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056456" calcext:value-type="float">
            <text:p>220.0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97248" calcext:value-type="float">
            <text:p>220.2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30004" calcext:value-type="float">
            <text:p>221.3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842584" calcext:value-type="float">
            <text:p>221.8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720664" calcext:value-type="float">
            <text:p>221.7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534736" calcext:value-type="float">
            <text:p>221.5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272608" calcext:value-type="float">
            <text:p>221.2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9044" calcext:value-type="float">
            <text:p>220.6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28184" calcext:value-type="float">
            <text:p>220.9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60484" calcext:value-type="float">
            <text:p>221.6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489016" calcext:value-type="float">
            <text:p>221.4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339664" calcext:value-type="float">
            <text:p>221.3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22672" calcext:value-type="float">
            <text:p>221.0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39208" calcext:value-type="float">
            <text:p>220.7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89856" calcext:value-type="float">
            <text:p>220.5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05096" calcext:value-type="float">
            <text:p>220.6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69104" calcext:value-type="float">
            <text:p>220.6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2092" calcext:value-type="float">
            <text:p>220.7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3616" calcext:value-type="float">
            <text:p>220.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2948" calcext:value-type="float">
            <text:p>220.6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3804" calcext:value-type="float">
            <text:p>220.5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199456" calcext:value-type="float">
            <text:p>221.1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534736" calcext:value-type="float">
            <text:p>221.5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671896" calcext:value-type="float">
            <text:p>221.6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537784" calcext:value-type="float">
            <text:p>221.5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370144" calcext:value-type="float">
            <text:p>221.3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36744" calcext:value-type="float">
            <text:p>220.8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42968" calcext:value-type="float">
            <text:p>220.3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48608" calcext:value-type="float">
            <text:p>219.7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053408" calcext:value-type="float">
            <text:p>220.0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23968" calcext:value-type="float">
            <text:p>220.7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99584" calcext:value-type="float">
            <text:p>220.6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32528" calcext:value-type="float">
            <text:p>220.6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80712" calcext:value-type="float">
            <text:p>220.5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38624" calcext:value-type="float">
            <text:p>220.6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9232" calcext:value-type="float">
            <text:p>220.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71568" calcext:value-type="float">
            <text:p>220.5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39208" calcext:value-type="float">
            <text:p>220.7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45888" calcext:value-type="float">
            <text:p>220.8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30648" calcext:value-type="float">
            <text:p>220.8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48936" calcext:value-type="float">
            <text:p>220.8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24552" calcext:value-type="float">
            <text:p>220.8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52568" calcext:value-type="float">
            <text:p>220.9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8" calcext:value-type="float">
            <text:p>220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108016" calcext:value-type="float">
            <text:p>221.1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40672" calcext:value-type="float">
            <text:p>221.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607888" calcext:value-type="float">
            <text:p>221.6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690184" calcext:value-type="float">
            <text:p>221.6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610936" calcext:value-type="float">
            <text:p>221.6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464632" calcext:value-type="float">
            <text:p>221.4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312232" calcext:value-type="float">
            <text:p>221.3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260416" calcext:value-type="float">
            <text:p>221.2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333568" calcext:value-type="float">
            <text:p>221.3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129352" calcext:value-type="float">
            <text:p>221.1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76368" calcext:value-type="float">
            <text:p>220.8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16704" calcext:value-type="float">
            <text:p>220.5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056456" calcext:value-type="float">
            <text:p>220.0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11132" calcext:value-type="float">
            <text:p>220.1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123512" calcext:value-type="float">
            <text:p>220.1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82592" calcext:value-type="float">
            <text:p>220.3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04384" calcext:value-type="float">
            <text:p>221.0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196408" calcext:value-type="float">
            <text:p>221.1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34576" calcext:value-type="float">
            <text:p>221.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403672" calcext:value-type="float">
            <text:p>221.4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339664" calcext:value-type="float">
            <text:p>221.3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114112" calcext:value-type="float">
            <text:p>221.1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55032" calcext:value-type="float">
            <text:p>220.8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3616" calcext:value-type="float">
            <text:p>220.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48936" calcext:value-type="float">
            <text:p>220.8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06264" calcext:value-type="float">
            <text:p>220.8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9044" calcext:value-type="float">
            <text:p>220.6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02632" calcext:value-type="float">
            <text:p>220.7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53864" calcext:value-type="float">
            <text:p>220.6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78248" calcext:value-type="float">
            <text:p>220.6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1612" calcext:value-type="float">
            <text:p>220.4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45432" calcext:value-type="float">
            <text:p>220.2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89796" calcext:value-type="float">
            <text:p>219.8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565728" calcext:value-type="float">
            <text:p>219.5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9984" calcext:value-type="float">
            <text:p>219.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4368" calcext:value-type="float">
            <text:p>219.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75912" calcext:value-type="float">
            <text:p>220.2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6476" calcext:value-type="float">
            <text:p>220.9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251272" calcext:value-type="float">
            <text:p>221.2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309184" calcext:value-type="float">
            <text:p>221.3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123256" calcext:value-type="float">
            <text:p>221.1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168976" calcext:value-type="float">
            <text:p>221.1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59248" calcext:value-type="float">
            <text:p>221.0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22672" calcext:value-type="float">
            <text:p>221.0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09896" calcext:value-type="float">
            <text:p>220.9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84928" calcext:value-type="float">
            <text:p>220.7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40376" calcext:value-type="float">
            <text:p>220.9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64176" calcext:value-type="float">
            <text:p>220.8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82464" calcext:value-type="float">
            <text:p>220.8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76952" calcext:value-type="float">
            <text:p>220.9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08728" calcext:value-type="float">
            <text:p>220.7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98416" calcext:value-type="float">
            <text:p>220.4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30192" calcext:value-type="float">
            <text:p>220.2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074744" calcext:value-type="float">
            <text:p>220.0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150944" calcext:value-type="float">
            <text:p>220.1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14952" calcext:value-type="float">
            <text:p>220.2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03344" calcext:value-type="float">
            <text:p>220.3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0276" calcext:value-type="float">
            <text:p>220.2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80256" calcext:value-type="float">
            <text:p>219.9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32784" calcext:value-type="float">
            <text:p>219.6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89528" calcext:value-type="float">
            <text:p>219.4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90824" calcext:value-type="float">
            <text:p>219.1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01136" calcext:value-type="float">
            <text:p>219.4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846" calcext:value-type="float">
            <text:p>219.6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568776" calcext:value-type="float">
            <text:p>219.5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571824" calcext:value-type="float">
            <text:p>219.5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43808" calcext:value-type="float">
            <text:p>219.4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57168" calcext:value-type="float">
            <text:p>219.6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54744" calcext:value-type="float">
            <text:p>219.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52952" calcext:value-type="float">
            <text:p>219.4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806776" calcext:value-type="float">
            <text:p>218.8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523312" calcext:value-type="float">
            <text:p>218.5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733624" calcext:value-type="float">
            <text:p>218.7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65144" calcext:value-type="float">
            <text:p>219.4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7416" calcext:value-type="float">
            <text:p>219.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05036" calcext:value-type="float">
            <text:p>220.0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102176" calcext:value-type="float">
            <text:p>220.1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27144" calcext:value-type="float">
            <text:p>220.2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199712" calcext:value-type="float">
            <text:p>220.1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05808" calcext:value-type="float">
            <text:p>220.2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33824" calcext:value-type="float">
            <text:p>220.3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12488" calcext:value-type="float">
            <text:p>220.3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190568" calcext:value-type="float">
            <text:p>220.1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97248" calcext:value-type="float">
            <text:p>220.2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83176" calcext:value-type="float">
            <text:p>220.4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95368" calcext:value-type="float">
            <text:p>220.4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466" calcext:value-type="float">
            <text:p>220.4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45432" calcext:value-type="float">
            <text:p>220.2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0656" calcext:value-type="float">
            <text:p>220.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879672" calcext:value-type="float">
            <text:p>219.8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4368" calcext:value-type="float">
            <text:p>219.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83304" calcext:value-type="float">
            <text:p>219.9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059504" calcext:value-type="float">
            <text:p>220.0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64304" calcext:value-type="float">
            <text:p>220.3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69816" calcext:value-type="float">
            <text:p>220.2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150944" calcext:value-type="float">
            <text:p>220.1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894" calcext:value-type="float">
            <text:p>219.9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135704" calcext:value-type="float">
            <text:p>220.1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54576" calcext:value-type="float">
            <text:p>220.2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093032" calcext:value-type="float">
            <text:p>220.0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120464" calcext:value-type="float">
            <text:p>220.1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42968" calcext:value-type="float">
            <text:p>220.3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704" calcext:value-type="float">
            <text:p>220.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91736" calcext:value-type="float">
            <text:p>220.3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3136" calcext:value-type="float">
            <text:p>220.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34408" calcext:value-type="float">
            <text:p>220.4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61256" calcext:value-type="float">
            <text:p>220.3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06392" calcext:value-type="float">
            <text:p>220.3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03344" calcext:value-type="float">
            <text:p>220.3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72864" calcext:value-type="float">
            <text:p>220.2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85056" calcext:value-type="float">
            <text:p>220.2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88688" calcext:value-type="float">
            <text:p>220.3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19752" calcext:value-type="float">
            <text:p>220.5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02048" calcext:value-type="float">
            <text:p>220.6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30064" calcext:value-type="float">
            <text:p>220.7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95952" calcext:value-type="float">
            <text:p>220.5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80712" calcext:value-type="float">
            <text:p>220.5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26432" calcext:value-type="float">
            <text:p>220.6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60544" calcext:value-type="float">
            <text:p>220.7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55616" calcext:value-type="float">
            <text:p>220.9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37912" calcext:value-type="float">
            <text:p>221.0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74032" calcext:value-type="float">
            <text:p>220.4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41088" calcext:value-type="float">
            <text:p>220.5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14824" calcext:value-type="float">
            <text:p>220.7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70984" calcext:value-type="float">
            <text:p>220.4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16704" calcext:value-type="float">
            <text:p>220.5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50232" calcext:value-type="float">
            <text:p>220.5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4472" calcext:value-type="float">
            <text:p>220.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22216" calcext:value-type="float">
            <text:p>220.4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58792" calcext:value-type="float">
            <text:p>220.4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59376" calcext:value-type="float">
            <text:p>220.5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86808" calcext:value-type="float">
            <text:p>220.5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20336" calcext:value-type="float">
            <text:p>220.6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56912" calcext:value-type="float">
            <text:p>220.6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87392" calcext:value-type="float">
            <text:p>220.6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08728" calcext:value-type="float">
            <text:p>220.7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2092" calcext:value-type="float">
            <text:p>220.7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08728" calcext:value-type="float">
            <text:p>220.7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53864" calcext:value-type="float">
            <text:p>220.6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14824" calcext:value-type="float">
            <text:p>220.7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72736" calcext:value-type="float">
            <text:p>220.7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39208" calcext:value-type="float">
            <text:p>220.7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08728" calcext:value-type="float">
            <text:p>220.7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53864" calcext:value-type="float">
            <text:p>220.6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96536" calcext:value-type="float">
            <text:p>220.6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0568" calcext:value-type="float">
            <text:p>220.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30064" calcext:value-type="float">
            <text:p>220.7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72736" calcext:value-type="float">
            <text:p>220.7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87976" calcext:value-type="float">
            <text:p>220.7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75784" calcext:value-type="float">
            <text:p>220.7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57496" calcext:value-type="float">
            <text:p>220.7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41088" calcext:value-type="float">
            <text:p>220.5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54576" calcext:value-type="float">
            <text:p>220.2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3992" calcext:value-type="float">
            <text:p>220.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228" calcext:value-type="float">
            <text:p>220.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55744" calcext:value-type="float">
            <text:p>220.4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47184" calcext:value-type="float">
            <text:p>220.5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1612" calcext:value-type="float">
            <text:p>220.4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4368" calcext:value-type="float">
            <text:p>219.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559632" calcext:value-type="float">
            <text:p>219.5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33368" calcext:value-type="float">
            <text:p>219.7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64888" calcext:value-type="float">
            <text:p>220.4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39208" calcext:value-type="float">
            <text:p>220.7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96536" calcext:value-type="float">
            <text:p>220.6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89856" calcext:value-type="float">
            <text:p>220.5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67352" calcext:value-type="float">
            <text:p>220.3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15536" calcext:value-type="float">
            <text:p>220.3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704" calcext:value-type="float">
            <text:p>220.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7708" calcext:value-type="float">
            <text:p>220.4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83176" calcext:value-type="float">
            <text:p>220.4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37456" calcext:value-type="float">
            <text:p>220.4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466" calcext:value-type="float">
            <text:p>220.4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27728" calcext:value-type="float">
            <text:p>220.3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2468" calcext:value-type="float">
            <text:p>220.3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88688" calcext:value-type="float">
            <text:p>220.3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25264" calcext:value-type="float">
            <text:p>220.4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28896" calcext:value-type="float">
            <text:p>220.5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44136" calcext:value-type="float">
            <text:p>220.5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62424" calcext:value-type="float">
            <text:p>220.5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33112" calcext:value-type="float">
            <text:p>220.7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93488" calcext:value-type="float">
            <text:p>220.6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514" calcext:value-type="float">
            <text:p>220.7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11776" calcext:value-type="float">
            <text:p>220.7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2948" calcext:value-type="float">
            <text:p>220.6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9232" calcext:value-type="float">
            <text:p>220.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22216" calcext:value-type="float">
            <text:p>220.4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00464" calcext:value-type="float">
            <text:p>220.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48024" calcext:value-type="float">
            <text:p>219.6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9128" calcext:value-type="float">
            <text:p>219.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86352" calcext:value-type="float">
            <text:p>219.9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85056" calcext:value-type="float">
            <text:p>220.2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58792" calcext:value-type="float">
            <text:p>220.4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42968" calcext:value-type="float">
            <text:p>220.3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2468" calcext:value-type="float">
            <text:p>220.3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2468" calcext:value-type="float">
            <text:p>220.3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79544" calcext:value-type="float">
            <text:p>220.3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704" calcext:value-type="float">
            <text:p>220.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79544" calcext:value-type="float">
            <text:p>220.3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14952" calcext:value-type="float">
            <text:p>220.2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36288" calcext:value-type="float">
            <text:p>220.2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147896" calcext:value-type="float">
            <text:p>220.1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89796" calcext:value-type="float">
            <text:p>219.8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61968" calcext:value-type="float">
            <text:p>219.9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105224" calcext:value-type="float">
            <text:p>220.1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5892" calcext:value-type="float">
            <text:p>219.9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21176" calcext:value-type="float">
            <text:p>219.7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83432" calcext:value-type="float">
            <text:p>219.4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09024" calcext:value-type="float">
            <text:p>219.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654376" calcext:value-type="float">
            <text:p>218.6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882976" calcext:value-type="float">
            <text:p>218.8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824808" calcext:value-type="float">
            <text:p>219.8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10152" calcext:value-type="float">
            <text:p>219.9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65016" calcext:value-type="float">
            <text:p>219.9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89796" calcext:value-type="float">
            <text:p>219.8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22344" calcext:value-type="float">
            <text:p>219.9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82176" calcext:value-type="float">
            <text:p>219.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19296" calcext:value-type="float">
            <text:p>219.9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37584" calcext:value-type="float">
            <text:p>219.9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85224" calcext:value-type="float">
            <text:p>219.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550488" calcext:value-type="float">
            <text:p>219.5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91992" calcext:value-type="float">
            <text:p>219.3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2072" calcext:value-type="float">
            <text:p>219.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645232" calcext:value-type="float">
            <text:p>218.6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736672" calcext:value-type="float">
            <text:p>218.7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075" calcext:value-type="float">
            <text:p>219.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03016" calcext:value-type="float">
            <text:p>219.2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24352" calcext:value-type="float">
            <text:p>219.2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29864" calcext:value-type="float">
            <text:p>219.1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86164" calcext:value-type="float">
            <text:p>218.8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459304" calcext:value-type="float">
            <text:p>218.4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584272" calcext:value-type="float">
            <text:p>218.5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965272" calcext:value-type="float">
            <text:p>218.9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036" calcext:value-type="float">
            <text:p>219.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3408" calcext:value-type="float">
            <text:p>219.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39592" calcext:value-type="float">
            <text:p>219.2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837256" calcext:value-type="float">
            <text:p>218.8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428824" calcext:value-type="float">
            <text:p>218.4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492832" calcext:value-type="float">
            <text:p>218.4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788488" calcext:value-type="float">
            <text:p>218.7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75584" calcext:value-type="float">
            <text:p>219.1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75584" calcext:value-type="float">
            <text:p>219.1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980512" calcext:value-type="float">
            <text:p>218.9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636088" calcext:value-type="float">
            <text:p>218.6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690952" calcext:value-type="float">
            <text:p>218.6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751912" calcext:value-type="float">
            <text:p>218.7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83116" calcext:value-type="float">
            <text:p>218.8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962224" calcext:value-type="float">
            <text:p>218.9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93784" calcext:value-type="float">
            <text:p>218.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870784" calcext:value-type="float">
            <text:p>218.8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822016" calcext:value-type="float">
            <text:p>218.8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407488" calcext:value-type="float">
            <text:p>218.4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514168" calcext:value-type="float">
            <text:p>218.5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870784" calcext:value-type="float">
            <text:p>218.8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85312" calcext:value-type="float">
            <text:p>219.2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065856" calcext:value-type="float">
            <text:p>219.0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73972" calcext:value-type="float">
            <text:p>218.7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520264" calcext:value-type="float">
            <text:p>218.5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17584" calcext:value-type="float">
            <text:p>218.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675712" calcext:value-type="float">
            <text:p>218.6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67876" calcext:value-type="float">
            <text:p>218.6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636088" calcext:value-type="float">
            <text:p>218.6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49588" calcext:value-type="float">
            <text:p>218.4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431872" calcext:value-type="float">
            <text:p>218.4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09964" calcext:value-type="float">
            <text:p>218.0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666824" calcext:value-type="float">
            <text:p>217.6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791792" calcext:value-type="float">
            <text:p>217.7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194128" calcext:value-type="float">
            <text:p>218.1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474544" calcext:value-type="float">
            <text:p>218.4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331288" calcext:value-type="float">
            <text:p>218.3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163648" calcext:value-type="float">
            <text:p>218.1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117928" calcext:value-type="float">
            <text:p>218.1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953336" calcext:value-type="float">
            <text:p>217.9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078304" calcext:value-type="float">
            <text:p>218.0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13012" calcext:value-type="float">
            <text:p>218.1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97772" calcext:value-type="float">
            <text:p>217.9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102688" calcext:value-type="float">
            <text:p>218.1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032584" calcext:value-type="float">
            <text:p>218.0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7-30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111832" calcext:value-type="float">
            <text:p>218.1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941144" calcext:value-type="float">
            <text:p>217.9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971624" calcext:value-type="float">
            <text:p>217.9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99296" calcext:value-type="float">
            <text:p>217.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96248" calcext:value-type="float">
            <text:p>217.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96248" calcext:value-type="float">
            <text:p>217.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99296" calcext:value-type="float">
            <text:p>217.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005152" calcext:value-type="float">
            <text:p>218.0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941144" calcext:value-type="float">
            <text:p>217.9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877136" calcext:value-type="float">
            <text:p>217.8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7796" calcext:value-type="float">
            <text:p>217.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666824" calcext:value-type="float">
            <text:p>217.6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578432" calcext:value-type="float">
            <text:p>217.5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10792" calcext:value-type="float">
            <text:p>217.4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97432" calcext:value-type="float">
            <text:p>217.1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79856" calcext:value-type="float">
            <text:p>216.7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98728" calcext:value-type="float">
            <text:p>216.8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43152" calcext:value-type="float">
            <text:p>217.2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526616" calcext:value-type="float">
            <text:p>217.5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73632" calcext:value-type="float">
            <text:p>217.2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3096" calcext:value-type="float">
            <text:p>217.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72464" calcext:value-type="float">
            <text:p>217.0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17016" calcext:value-type="float">
            <text:p>216.9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53592" calcext:value-type="float">
            <text:p>216.9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17016" calcext:value-type="float">
            <text:p>216.9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44448" calcext:value-type="float">
            <text:p>216.9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26744" calcext:value-type="float">
            <text:p>217.0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67664" calcext:value-type="float">
            <text:p>216.7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74344" calcext:value-type="float">
            <text:p>216.8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48792" calcext:value-type="float">
            <text:p>216.6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91464" calcext:value-type="float">
            <text:p>216.6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18896" calcext:value-type="float">
            <text:p>216.7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66496" calcext:value-type="float">
            <text:p>216.5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18896" calcext:value-type="float">
            <text:p>216.7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27456" calcext:value-type="float">
            <text:p>216.6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228168" calcext:value-type="float">
            <text:p>216.2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682576" calcext:value-type="float">
            <text:p>215.6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749632" calcext:value-type="float">
            <text:p>215.7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22512" calcext:value-type="float">
            <text:p>216.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9276" calcext:value-type="float">
            <text:p>216.3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75056" calcext:value-type="float">
            <text:p>216.4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69544" calcext:value-type="float">
            <text:p>216.5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70128" calcext:value-type="float">
            <text:p>216.6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96976" calcext:value-type="float">
            <text:p>216.5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48792" calcext:value-type="float">
            <text:p>216.6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18896" calcext:value-type="float">
            <text:p>216.7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22528" calcext:value-type="float">
            <text:p>216.8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83488" calcext:value-type="float">
            <text:p>216.8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81024" calcext:value-type="float">
            <text:p>216.9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3952" calcext:value-type="float">
            <text:p>217.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32256" calcext:value-type="float">
            <text:p>216.9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65784" calcext:value-type="float">
            <text:p>216.9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35888" calcext:value-type="float">
            <text:p>217.0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07872" calcext:value-type="float">
            <text:p>216.9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59688" calcext:value-type="float">
            <text:p>216.9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07872" calcext:value-type="float">
            <text:p>216.9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40232" calcext:value-type="float">
            <text:p>216.7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15848" calcext:value-type="float">
            <text:p>216.7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59104" calcext:value-type="float">
            <text:p>216.8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45032" calcext:value-type="float">
            <text:p>217.0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41984" calcext:value-type="float">
            <text:p>217.0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5664" calcext:value-type="float">
            <text:p>216.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28624" calcext:value-type="float">
            <text:p>216.8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84072" calcext:value-type="float">
            <text:p>216.9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26744" calcext:value-type="float">
            <text:p>217.0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6332" calcext:value-type="float">
            <text:p>217.0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21232" calcext:value-type="float">
            <text:p>217.1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49248" calcext:value-type="float">
            <text:p>217.2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04112" calcext:value-type="float">
            <text:p>217.3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51712" calcext:value-type="float">
            <text:p>217.1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81024" calcext:value-type="float">
            <text:p>216.9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68248" calcext:value-type="float">
            <text:p>216.8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4996" calcext:value-type="float">
            <text:p>216.8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652" calcext:value-type="float">
            <text:p>216.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42696" calcext:value-type="float">
            <text:p>216.6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72592" calcext:value-type="float">
            <text:p>216.5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05536" calcext:value-type="float">
            <text:p>216.5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57352" calcext:value-type="float">
            <text:p>216.5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39648" calcext:value-type="float">
            <text:p>216.6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4328" calcext:value-type="float">
            <text:p>216.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5852" calcext:value-type="float">
            <text:p>216.7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92048" calcext:value-type="float">
            <text:p>216.7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63448" calcext:value-type="float">
            <text:p>216.5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07416" calcext:value-type="float">
            <text:p>216.3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01176" calcext:value-type="float">
            <text:p>216.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423496" calcext:value-type="float">
            <text:p>215.4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603328" calcext:value-type="float">
            <text:p>215.6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86664" calcext:value-type="float">
            <text:p>216.3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89" calcext:value-type="float">
            <text:p>216.7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85952" calcext:value-type="float">
            <text:p>216.7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03072" calcext:value-type="float">
            <text:p>216.6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295224" calcext:value-type="float">
            <text:p>216.2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054432" calcext:value-type="float">
            <text:p>216.0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17144" calcext:value-type="float">
            <text:p>216.4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48664" calcext:value-type="float">
            <text:p>217.1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52052" calcext:value-type="float">
            <text:p>217.5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82776" calcext:value-type="float">
            <text:p>217.2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60856" calcext:value-type="float">
            <text:p>217.1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7668" calcext:value-type="float">
            <text:p>217.2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71296" calcext:value-type="float">
            <text:p>216.8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99312" calcext:value-type="float">
            <text:p>216.9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74216" calcext:value-type="float">
            <text:p>217.3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685112" calcext:value-type="float">
            <text:p>217.6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526616" calcext:value-type="float">
            <text:p>217.5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22984" calcext:value-type="float">
            <text:p>217.4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66952" calcext:value-type="float">
            <text:p>217.1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52296" calcext:value-type="float">
            <text:p>217.2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04112" calcext:value-type="float">
            <text:p>217.3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40688" calcext:value-type="float">
            <text:p>217.3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95552" calcext:value-type="float">
            <text:p>217.3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86408" calcext:value-type="float">
            <text:p>217.3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16888" calcext:value-type="float">
            <text:p>217.4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49248" calcext:value-type="float">
            <text:p>217.2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09624" calcext:value-type="float">
            <text:p>217.2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7668" calcext:value-type="float">
            <text:p>217.2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89456" calcext:value-type="float">
            <text:p>217.3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64488" calcext:value-type="float">
            <text:p>217.2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41984" calcext:value-type="float">
            <text:p>217.0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24408" calcext:value-type="float">
            <text:p>216.6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228168" calcext:value-type="float">
            <text:p>216.2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58504" calcext:value-type="float">
            <text:p>215.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75268" calcext:value-type="float">
            <text:p>215.7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2556" calcext:value-type="float">
            <text:p>216.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41984" calcext:value-type="float">
            <text:p>217.0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4432" calcext:value-type="float">
            <text:p>217.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74216" calcext:value-type="float">
            <text:p>217.3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3096" calcext:value-type="float">
            <text:p>217.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77976" calcext:value-type="float">
            <text:p>216.9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73048" calcext:value-type="float">
            <text:p>217.1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748" calcext:value-type="float">
            <text:p>217.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68704" calcext:value-type="float">
            <text:p>217.4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04696" calcext:value-type="float">
            <text:p>217.4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60856" calcext:value-type="float">
            <text:p>217.1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83488" calcext:value-type="float">
            <text:p>216.8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86664" calcext:value-type="float">
            <text:p>216.3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73176" calcext:value-type="float">
            <text:p>216.6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669872" calcext:value-type="float">
            <text:p>217.6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700352" calcext:value-type="float">
            <text:p>217.7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74912" calcext:value-type="float">
            <text:p>217.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773504" calcext:value-type="float">
            <text:p>217.7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660728" calcext:value-type="float">
            <text:p>217.6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38224" calcext:value-type="float">
            <text:p>217.4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511376" calcext:value-type="float">
            <text:p>217.5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663776" calcext:value-type="float">
            <text:p>217.6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776552" calcext:value-type="float">
            <text:p>217.7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767408" calcext:value-type="float">
            <text:p>217.7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639392" calcext:value-type="float">
            <text:p>217.6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04696" calcext:value-type="float">
            <text:p>217.4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12088" calcext:value-type="float">
            <text:p>217.1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18184" calcext:value-type="float">
            <text:p>217.1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462" calcext:value-type="float">
            <text:p>217.2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99896" calcext:value-type="float">
            <text:p>217.0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5664" calcext:value-type="float">
            <text:p>216.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1948" calcext:value-type="float">
            <text:p>216.8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28624" calcext:value-type="float">
            <text:p>216.8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41528" calcext:value-type="float">
            <text:p>216.4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87832" calcext:value-type="float">
            <text:p>216.5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29792" calcext:value-type="float">
            <text:p>217.0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86408" calcext:value-type="float">
            <text:p>217.3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77264" calcext:value-type="float">
            <text:p>217.3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16888" calcext:value-type="float">
            <text:p>217.4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01648" calcext:value-type="float">
            <text:p>217.4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572336" calcext:value-type="float">
            <text:p>217.5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788744" calcext:value-type="float">
            <text:p>217.7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270328" calcext:value-type="float">
            <text:p>218.2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401392" calcext:value-type="float">
            <text:p>218.4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45016" calcext:value-type="float">
            <text:p>218.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486736" calcext:value-type="float">
            <text:p>218.4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285568" calcext:value-type="float">
            <text:p>218.2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005152" calcext:value-type="float">
            <text:p>218.0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120976" calcext:value-type="float">
            <text:p>218.1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444064" calcext:value-type="float">
            <text:p>218.4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43492" calcext:value-type="float">
            <text:p>218.4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736672" calcext:value-type="float">
            <text:p>218.7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60256" calcext:value-type="float">
            <text:p>218.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444064" calcext:value-type="float">
            <text:p>218.4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28252" calcext:value-type="float">
            <text:p>218.2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370912" calcext:value-type="float">
            <text:p>218.3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569032" calcext:value-type="float">
            <text:p>218.5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639136" calcext:value-type="float">
            <text:p>218.6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599512" calcext:value-type="float">
            <text:p>218.5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447112" calcext:value-type="float">
            <text:p>218.4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096592" calcext:value-type="float">
            <text:p>218.0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709496" calcext:value-type="float">
            <text:p>217.7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84056" calcext:value-type="float">
            <text:p>217.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066112" calcext:value-type="float">
            <text:p>218.0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050872" calcext:value-type="float">
            <text:p>218.0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005152" calcext:value-type="float">
            <text:p>218.0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056968" calcext:value-type="float">
            <text:p>218.0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090496" calcext:value-type="float">
            <text:p>218.0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011248" calcext:value-type="float">
            <text:p>218.0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755216" calcext:value-type="float">
            <text:p>217.7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4432" calcext:value-type="float">
            <text:p>217.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98144" calcext:value-type="float">
            <text:p>216.7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50216" calcext:value-type="float">
            <text:p>215.8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710008" calcext:value-type="float">
            <text:p>215.7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22784" calcext:value-type="float">
            <text:p>215.8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82448" calcext:value-type="float">
            <text:p>216.1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9088" calcext:value-type="float">
            <text:p>216.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57224" calcext:value-type="float">
            <text:p>217.0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01648" calcext:value-type="float">
            <text:p>217.4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807032" calcext:value-type="float">
            <text:p>217.8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861896" calcext:value-type="float">
            <text:p>217.8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73388" calcext:value-type="float">
            <text:p>217.7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16888" calcext:value-type="float">
            <text:p>217.4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551" calcext:value-type="float">
            <text:p>217.5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029536" calcext:value-type="float">
            <text:p>218.0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508072" calcext:value-type="float">
            <text:p>218.5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645232" calcext:value-type="float">
            <text:p>218.6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797632" calcext:value-type="float">
            <text:p>218.7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636088" calcext:value-type="float">
            <text:p>218.6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694" calcext:value-type="float">
            <text:p>218.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8464" calcext:value-type="float">
            <text:p>218.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081096" calcext:value-type="float">
            <text:p>219.0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26816" calcext:value-type="float">
            <text:p>219.1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17672" calcext:value-type="float">
            <text:p>219.1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071952" calcext:value-type="float">
            <text:p>219.0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60344" calcext:value-type="float">
            <text:p>219.1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06648" calcext:value-type="float">
            <text:p>219.3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57792" calcext:value-type="float">
            <text:p>219.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97376" calcext:value-type="float">
            <text:p>219.7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858336" calcext:value-type="float">
            <text:p>219.8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72992" calcext:value-type="float">
            <text:p>219.7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4556" calcext:value-type="float">
            <text:p>219.7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26688" calcext:value-type="float">
            <text:p>219.6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2364" calcext:value-type="float">
            <text:p>219.6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66312" calcext:value-type="float">
            <text:p>219.6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93744" calcext:value-type="float">
            <text:p>219.6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9984" calcext:value-type="float">
            <text:p>219.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17544" calcext:value-type="float">
            <text:p>219.6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57792" calcext:value-type="float">
            <text:p>219.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31616" calcext:value-type="float">
            <text:p>219.4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4264" calcext:value-type="float">
            <text:p>219.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39592" calcext:value-type="float">
            <text:p>219.2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70656" calcext:value-type="float">
            <text:p>219.3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09696" calcext:value-type="float">
            <text:p>219.3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15792" calcext:value-type="float">
            <text:p>219.3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67024" calcext:value-type="float">
            <text:p>219.2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071952" calcext:value-type="float">
            <text:p>219.0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087192" calcext:value-type="float">
            <text:p>219.0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54248" calcext:value-type="float">
            <text:p>219.1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8836" calcext:value-type="float">
            <text:p>219.2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51784" calcext:value-type="float">
            <text:p>219.2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33496" calcext:value-type="float">
            <text:p>219.2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053664" calcext:value-type="float">
            <text:p>219.0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764104" calcext:value-type="float">
            <text:p>218.7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620848" calcext:value-type="float">
            <text:p>218.6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721432" calcext:value-type="float">
            <text:p>218.7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812872" calcext:value-type="float">
            <text:p>218.8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889072" calcext:value-type="float">
            <text:p>218.8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071952" calcext:value-type="float">
            <text:p>219.0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1884" calcext:value-type="float">
            <text:p>219.3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34664" calcext:value-type="float">
            <text:p>219.4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526104" calcext:value-type="float">
            <text:p>219.5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26688" calcext:value-type="float">
            <text:p>219.6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812616" calcext:value-type="float">
            <text:p>219.8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89796" calcext:value-type="float">
            <text:p>219.8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98544" calcext:value-type="float">
            <text:p>219.9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025976" calcext:value-type="float">
            <text:p>220.0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007688" calcext:value-type="float">
            <text:p>220.0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16248" calcext:value-type="float">
            <text:p>219.9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77208" calcext:value-type="float">
            <text:p>219.9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041216" calcext:value-type="float">
            <text:p>220.0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27144" calcext:value-type="float">
            <text:p>220.2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9232" calcext:value-type="float">
            <text:p>220.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3136" calcext:value-type="float">
            <text:p>220.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76496" calcext:value-type="float">
            <text:p>220.3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00296" calcext:value-type="float">
            <text:p>220.3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21632" calcext:value-type="float">
            <text:p>220.3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30776" calcext:value-type="float">
            <text:p>220.3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704" calcext:value-type="float">
            <text:p>220.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3992" calcext:value-type="float">
            <text:p>220.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97832" calcext:value-type="float">
            <text:p>220.3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184472" calcext:value-type="float">
            <text:p>220.1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144848" calcext:value-type="float">
            <text:p>220.1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91152" calcext:value-type="float">
            <text:p>220.2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05096" calcext:value-type="float">
            <text:p>220.6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17288" calcext:value-type="float">
            <text:p>220.6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02632" calcext:value-type="float">
            <text:p>220.7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87392" calcext:value-type="float">
            <text:p>220.6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08144" calcext:value-type="float">
            <text:p>220.6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49648" calcext:value-type="float">
            <text:p>220.4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28896" calcext:value-type="float">
            <text:p>220.5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78248" calcext:value-type="float">
            <text:p>220.6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54448" calcext:value-type="float">
            <text:p>220.7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64176" calcext:value-type="float">
            <text:p>220.8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48352" calcext:value-type="float">
            <text:p>220.7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0568" calcext:value-type="float">
            <text:p>220.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49648" calcext:value-type="float">
            <text:p>220.4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86808" calcext:value-type="float">
            <text:p>220.5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58664" calcext:value-type="float">
            <text:p>220.9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92776" calcext:value-type="float">
            <text:p>221.0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181168" calcext:value-type="float">
            <text:p>221.1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144592" calcext:value-type="float">
            <text:p>221.1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62296" calcext:value-type="float">
            <text:p>221.0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40376" calcext:value-type="float">
            <text:p>220.9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07432" calcext:value-type="float">
            <text:p>221.0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153736" calcext:value-type="float">
            <text:p>221.1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296992" calcext:value-type="float">
            <text:p>221.2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30004" calcext:value-type="float">
            <text:p>221.3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42196" calcext:value-type="float">
            <text:p>221.4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242128" calcext:value-type="float">
            <text:p>221.2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4096" calcext:value-type="float">
            <text:p>221.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95824" calcext:value-type="float">
            <text:p>221.0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275656" calcext:value-type="float">
            <text:p>221.2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23908" calcext:value-type="float">
            <text:p>221.2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19336" calcext:value-type="float">
            <text:p>221.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111064" calcext:value-type="float">
            <text:p>221.1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7332" calcext:value-type="float">
            <text:p>220.8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36744" calcext:value-type="float">
            <text:p>220.8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31816" calcext:value-type="float">
            <text:p>221.0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290896" calcext:value-type="float">
            <text:p>221.2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351856" calcext:value-type="float">
            <text:p>221.3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379288" calcext:value-type="float">
            <text:p>221.3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309184" calcext:value-type="float">
            <text:p>221.3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217744" calcext:value-type="float">
            <text:p>221.2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2086" calcext:value-type="float">
            <text:p>221.2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293944" calcext:value-type="float">
            <text:p>221.2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510352" calcext:value-type="float">
            <text:p>221.5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595696" calcext:value-type="float">
            <text:p>221.5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690184" calcext:value-type="float">
            <text:p>221.6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592648" calcext:value-type="float">
            <text:p>221.5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431104" calcext:value-type="float">
            <text:p>221.4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242128" calcext:value-type="float">
            <text:p>221.2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31528" calcext:value-type="float">
            <text:p>221.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489016" calcext:value-type="float">
            <text:p>221.4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394528" calcext:value-type="float">
            <text:p>221.3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339664" calcext:value-type="float">
            <text:p>221.3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30004" calcext:value-type="float">
            <text:p>221.3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19336" calcext:value-type="float">
            <text:p>221.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11716" calcext:value-type="float">
            <text:p>221.1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16288" calcext:value-type="float">
            <text:p>221.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39148" calcext:value-type="float">
            <text:p>221.3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394528" calcext:value-type="float">
            <text:p>221.3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266512" calcext:value-type="float">
            <text:p>221.2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108016" calcext:value-type="float">
            <text:p>221.1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18456" calcext:value-type="float">
            <text:p>220.8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57496" calcext:value-type="float">
            <text:p>220.7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36744" calcext:value-type="float">
            <text:p>220.8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21504" calcext:value-type="float">
            <text:p>220.8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84284" calcext:value-type="float">
            <text:p>220.8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70856" calcext:value-type="float">
            <text:p>220.9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940376" calcext:value-type="float">
            <text:p>220.9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66056" calcext:value-type="float">
            <text:p>220.6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28896" calcext:value-type="float">
            <text:p>220.5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95952" calcext:value-type="float">
            <text:p>220.5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17872" calcext:value-type="float">
            <text:p>220.7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50816" calcext:value-type="float">
            <text:p>220.6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98416" calcext:value-type="float">
            <text:p>220.4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184472" calcext:value-type="float">
            <text:p>220.1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57624" calcext:value-type="float">
            <text:p>220.2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34536" calcext:value-type="float">
            <text:p>219.9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010736" calcext:value-type="float">
            <text:p>220.0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135704" calcext:value-type="float">
            <text:p>220.1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062552" calcext:value-type="float">
            <text:p>220.0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98544" calcext:value-type="float">
            <text:p>219.9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27272" calcext:value-type="float">
            <text:p>219.7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59316" calcext:value-type="float">
            <text:p>219.5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54832" calcext:value-type="float">
            <text:p>219.2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91992" calcext:value-type="float">
            <text:p>219.3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840048" calcext:value-type="float">
            <text:p>219.8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812616" calcext:value-type="float">
            <text:p>219.8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56268" calcext:value-type="float">
            <text:p>219.5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40176" calcext:value-type="float">
            <text:p>219.3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88944" calcext:value-type="float">
            <text:p>219.3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21304" calcext:value-type="float">
            <text:p>219.2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39592" calcext:value-type="float">
            <text:p>219.2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974416" calcext:value-type="float">
            <text:p>218.9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09024" calcext:value-type="float">
            <text:p>219.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065856" calcext:value-type="float">
            <text:p>219.0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849448" calcext:value-type="float">
            <text:p>218.8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834208" calcext:value-type="float">
            <text:p>218.8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559888" calcext:value-type="float">
            <text:p>218.5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57208" calcext:value-type="float">
            <text:p>218.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590368" calcext:value-type="float">
            <text:p>218.5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505024" calcext:value-type="float">
            <text:p>218.5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230704" calcext:value-type="float">
            <text:p>218.2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94724" calcext:value-type="float">
            <text:p>217.9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965528" calcext:value-type="float">
            <text:p>217.9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706448" calcext:value-type="float">
            <text:p>217.7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767408" calcext:value-type="float">
            <text:p>217.7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715592" calcext:value-type="float">
            <text:p>217.7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99184" calcext:value-type="float">
            <text:p>217.4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62024" calcext:value-type="float">
            <text:p>217.3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73632" calcext:value-type="float">
            <text:p>217.2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6332" calcext:value-type="float">
            <text:p>217.0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09752" calcext:value-type="float">
            <text:p>216.7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92048" calcext:value-type="float">
            <text:p>216.7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17016" calcext:value-type="float">
            <text:p>216.9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34136" calcext:value-type="float">
            <text:p>216.7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78688" calcext:value-type="float">
            <text:p>216.5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7752" calcext:value-type="float">
            <text:p>216.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43992" calcext:value-type="float">
            <text:p>216.3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68376" calcext:value-type="float">
            <text:p>216.3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93344" calcext:value-type="float">
            <text:p>216.4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48792" calcext:value-type="float">
            <text:p>216.6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03656" calcext:value-type="float">
            <text:p>216.7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93928" calcext:value-type="float">
            <text:p>216.5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9944" calcext:value-type="float">
            <text:p>216.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65328" calcext:value-type="float">
            <text:p>216.3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740488" calcext:value-type="float">
            <text:p>215.7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19736" calcext:value-type="float">
            <text:p>215.8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38608" calcext:value-type="float">
            <text:p>215.9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060528" calcext:value-type="float">
            <text:p>216.0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04224" calcext:value-type="float">
            <text:p>216.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3556" calcext:value-type="float">
            <text:p>215.9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92888" calcext:value-type="float">
            <text:p>215.8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53264" calcext:value-type="float">
            <text:p>215.8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44704" calcext:value-type="float">
            <text:p>215.9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27584" calcext:value-type="float">
            <text:p>216.1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12344" calcext:value-type="float">
            <text:p>216.1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53848" calcext:value-type="float">
            <text:p>215.9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716104" calcext:value-type="float">
            <text:p>215.7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792304" calcext:value-type="float">
            <text:p>215.7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575896" calcext:value-type="float">
            <text:p>215.5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758776" calcext:value-type="float">
            <text:p>215.7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19736" calcext:value-type="float">
            <text:p>215.8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61552" calcext:value-type="float">
            <text:p>215.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521032" calcext:value-type="float">
            <text:p>215.5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545416" calcext:value-type="float">
            <text:p>215.5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414352" calcext:value-type="float">
            <text:p>215.4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86336" calcext:value-type="float">
            <text:p>215.2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7168" calcext:value-type="float">
            <text:p>215.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703912" calcext:value-type="float">
            <text:p>215.7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53932" calcext:value-type="float">
            <text:p>215.5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423496" calcext:value-type="float">
            <text:p>215.4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62664" calcext:value-type="float">
            <text:p>214.8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49304" calcext:value-type="float">
            <text:p>214.6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10264" calcext:value-type="float">
            <text:p>214.7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10848" calcext:value-type="float">
            <text:p>214.8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9736" calcext:value-type="float">
            <text:p>215.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15648" calcext:value-type="float">
            <text:p>215.1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10848" calcext:value-type="float">
            <text:p>214.8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16944" calcext:value-type="float">
            <text:p>214.8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56568" calcext:value-type="float">
            <text:p>214.8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46256" calcext:value-type="float">
            <text:p>214.6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19408" calcext:value-type="float">
            <text:p>214.7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62664" calcext:value-type="float">
            <text:p>214.8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44376" calcext:value-type="float">
            <text:p>214.8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19992" calcext:value-type="float">
            <text:p>214.8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74856" calcext:value-type="float">
            <text:p>214.8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04752" calcext:value-type="float">
            <text:p>214.8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27384" calcext:value-type="float">
            <text:p>214.5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2492" calcext:value-type="float">
            <text:p>214.6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0592" calcext:value-type="float">
            <text:p>215.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9548" calcext:value-type="float">
            <text:p>215.2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414352" calcext:value-type="float">
            <text:p>215.4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89384" calcext:value-type="float">
            <text:p>215.2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06504" calcext:value-type="float">
            <text:p>215.1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01704" calcext:value-type="float">
            <text:p>214.8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65712" calcext:value-type="float">
            <text:p>214.8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00992" calcext:value-type="float">
            <text:p>215.2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664288" calcext:value-type="float">
            <text:p>215.6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694768" calcext:value-type="float">
            <text:p>215.6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557608" calcext:value-type="float">
            <text:p>215.5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466168" calcext:value-type="float">
            <text:p>215.4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99112" calcext:value-type="float">
            <text:p>215.3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46312" calcext:value-type="float">
            <text:p>215.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618568" calcext:value-type="float">
            <text:p>215.6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655144" calcext:value-type="float">
            <text:p>215.6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621616" calcext:value-type="float">
            <text:p>215.6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597232" calcext:value-type="float">
            <text:p>215.5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74728" calcext:value-type="float">
            <text:p>215.3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24208" calcext:value-type="float">
            <text:p>215.0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46128" calcext:value-type="float">
            <text:p>215.1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710008" calcext:value-type="float">
            <text:p>215.7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606376" calcext:value-type="float">
            <text:p>215.6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514936" calcext:value-type="float">
            <text:p>215.5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13768" calcext:value-type="float">
            <text:p>215.3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888" calcext:value-type="float">
            <text:p>215.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26088" calcext:value-type="float">
            <text:p>214.8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84" calcext:value-type="float">
            <text:p>214.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79072" calcext:value-type="float">
            <text:p>215.0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78488" calcext:value-type="float">
            <text:p>214.9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33352" calcext:value-type="float">
            <text:p>215.0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9068" calcext:value-type="float">
            <text:p>214.9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31016" calcext:value-type="float">
            <text:p>214.6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744" calcext:value-type="float">
            <text:p>214.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38108" calcext:value-type="float">
            <text:p>214.3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82832" calcext:value-type="float">
            <text:p>214.6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00408" calcext:value-type="float">
            <text:p>215.1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126" calcext:value-type="float">
            <text:p>215.1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29008" calcext:value-type="float">
            <text:p>215.3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533224" calcext:value-type="float">
            <text:p>215.5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39448" calcext:value-type="float">
            <text:p>215.0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55272" calcext:value-type="float">
            <text:p>215.1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481408" calcext:value-type="float">
            <text:p>215.4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603328" calcext:value-type="float">
            <text:p>215.6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435688" calcext:value-type="float">
            <text:p>215.4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19864" calcext:value-type="float">
            <text:p>215.3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76608" calcext:value-type="float">
            <text:p>215.1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98072" calcext:value-type="float">
            <text:p>214.6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10848" calcext:value-type="float">
            <text:p>214.8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70512" calcext:value-type="float">
            <text:p>215.1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50884" calcext:value-type="float">
            <text:p>215.5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527128" calcext:value-type="float">
            <text:p>215.5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22912" calcext:value-type="float">
            <text:p>215.3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81536" calcext:value-type="float">
            <text:p>214.9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06048" calcext:value-type="float">
            <text:p>214.5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73104" calcext:value-type="float">
            <text:p>214.5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17528" calcext:value-type="float">
            <text:p>214.9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85168" calcext:value-type="float">
            <text:p>215.0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16232" calcext:value-type="float">
            <text:p>215.2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15064" calcext:value-type="float">
            <text:p>215.0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43792" calcext:value-type="float">
            <text:p>214.7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45728" calcext:value-type="float">
            <text:p>214.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88344" calcext:value-type="float">
            <text:p>214.5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8212" calcext:value-type="float">
            <text:p>215.0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32056" calcext:value-type="float">
            <text:p>215.3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24792" calcext:value-type="float">
            <text:p>215.1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87632" calcext:value-type="float">
            <text:p>214.9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3828" calcext:value-type="float">
            <text:p>214.8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463376" calcext:value-type="float">
            <text:p>214.4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37112" calcext:value-type="float">
            <text:p>214.6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63832" calcext:value-type="float">
            <text:p>215.0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95608" calcext:value-type="float">
            <text:p>214.7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441784" calcext:value-type="float">
            <text:p>215.4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35104" calcext:value-type="float">
            <text:p>215.3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94312" calcext:value-type="float">
            <text:p>215.0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73688" calcext:value-type="float">
            <text:p>214.6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2304" calcext:value-type="float">
            <text:p>214.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22328" calcext:value-type="float">
            <text:p>215.2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44248" calcext:value-type="float">
            <text:p>215.3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466168" calcext:value-type="float">
            <text:p>215.4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460072" calcext:value-type="float">
            <text:p>215.4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00992" calcext:value-type="float">
            <text:p>215.2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6208" calcext:value-type="float">
            <text:p>214.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05336" calcext:value-type="float">
            <text:p>214.9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405208" calcext:value-type="float">
            <text:p>215.4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96064" calcext:value-type="float">
            <text:p>215.3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4174" calcext:value-type="float">
            <text:p>215.4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438736" calcext:value-type="float">
            <text:p>215.4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68048" calcext:value-type="float">
            <text:p>215.2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05336" calcext:value-type="float">
            <text:p>214.9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45544" calcext:value-type="float">
            <text:p>215.0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77776" calcext:value-type="float">
            <text:p>215.3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43264" calcext:value-type="float">
            <text:p>215.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89384" calcext:value-type="float">
            <text:p>215.2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15648" calcext:value-type="float">
            <text:p>215.1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26672" calcext:value-type="float">
            <text:p>214.9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496904" calcext:value-type="float">
            <text:p>214.4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83544" calcext:value-type="float">
            <text:p>214.2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18296" calcext:value-type="float">
            <text:p>214.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12728" calcext:value-type="float">
            <text:p>214.6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5936" calcext:value-type="float">
            <text:p>215.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2992" calcext:value-type="float">
            <text:p>216.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84784" calcext:value-type="float">
            <text:p>216.5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84784" calcext:value-type="float">
            <text:p>216.5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24408" calcext:value-type="float">
            <text:p>216.6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15848" calcext:value-type="float">
            <text:p>216.7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24408" calcext:value-type="float">
            <text:p>216.6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96392" calcext:value-type="float">
            <text:p>216.4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80568" calcext:value-type="float">
            <text:p>216.3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27084" calcext:value-type="float">
            <text:p>216.2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200736" calcext:value-type="float">
            <text:p>216.2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28608" calcext:value-type="float">
            <text:p>216.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55016" calcext:value-type="float">
            <text:p>216.1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234264" calcext:value-type="float">
            <text:p>216.2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289128" calcext:value-type="float">
            <text:p>216.2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10464" calcext:value-type="float">
            <text:p>216.3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3368" calcext:value-type="float">
            <text:p>216.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097104" calcext:value-type="float">
            <text:p>216.0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21488" calcext:value-type="float">
            <text:p>216.1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030048" calcext:value-type="float">
            <text:p>216.0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06248" calcext:value-type="float">
            <text:p>216.1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15392" calcext:value-type="float">
            <text:p>216.1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42824" calcext:value-type="float">
            <text:p>216.1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72136" calcext:value-type="float">
            <text:p>215.9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670384" calcext:value-type="float">
            <text:p>215.6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734392" calcext:value-type="float">
            <text:p>215.7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77648" calcext:value-type="float">
            <text:p>215.8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002616" calcext:value-type="float">
            <text:p>216.0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41656" calcext:value-type="float">
            <text:p>215.9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16688" calcext:value-type="float">
            <text:p>215.8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62992" calcext:value-type="float">
            <text:p>215.9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47168" calcext:value-type="float">
            <text:p>215.8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7222" calcext:value-type="float">
            <text:p>215.7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557608" calcext:value-type="float">
            <text:p>215.5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01576" calcext:value-type="float">
            <text:p>215.3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2784" calcext:value-type="float">
            <text:p>215.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76608" calcext:value-type="float">
            <text:p>215.1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00536" calcext:value-type="float">
            <text:p>214.6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36656" calcext:value-type="float">
            <text:p>214.0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100664" calcext:value-type="float">
            <text:p>214.1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33536" calcext:value-type="float">
            <text:p>214.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10264" calcext:value-type="float">
            <text:p>214.7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450928" calcext:value-type="float">
            <text:p>215.4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002616" calcext:value-type="float">
            <text:p>216.0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066624" calcext:value-type="float">
            <text:p>216.0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80568" calcext:value-type="float">
            <text:p>216.3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51256" calcext:value-type="float">
            <text:p>216.5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84784" calcext:value-type="float">
            <text:p>216.5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32968" calcext:value-type="float">
            <text:p>216.5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20192" calcext:value-type="float">
            <text:p>216.4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98856" calcext:value-type="float">
            <text:p>216.3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62864" calcext:value-type="float">
            <text:p>216.4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56768" calcext:value-type="float">
            <text:p>216.4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10464" calcext:value-type="float">
            <text:p>216.3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55016" calcext:value-type="float">
            <text:p>216.1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80568" calcext:value-type="float">
            <text:p>216.3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212928" calcext:value-type="float">
            <text:p>216.2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219024" calcext:value-type="float">
            <text:p>216.2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55016" calcext:value-type="float">
            <text:p>216.1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685624" calcext:value-type="float">
            <text:p>215.6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728296" calcext:value-type="float">
            <text:p>215.7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98984" calcext:value-type="float">
            <text:p>215.8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222072" calcext:value-type="float">
            <text:p>216.2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97688" calcext:value-type="float">
            <text:p>216.1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85496" calcext:value-type="float">
            <text:p>216.1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55016" calcext:value-type="float">
            <text:p>216.1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50216" calcext:value-type="float">
            <text:p>215.8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11176" calcext:value-type="float">
            <text:p>215.9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27584" calcext:value-type="float">
            <text:p>216.1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11048" calcext:value-type="float">
            <text:p>216.4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06704" calcext:value-type="float">
            <text:p>216.7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48664" calcext:value-type="float">
            <text:p>217.1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34008" calcext:value-type="float">
            <text:p>217.2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40688" calcext:value-type="float">
            <text:p>217.3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10208" calcext:value-type="float">
            <text:p>217.3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49248" calcext:value-type="float">
            <text:p>217.2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40688" calcext:value-type="float">
            <text:p>217.3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04112" calcext:value-type="float">
            <text:p>217.3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5288" calcext:value-type="float">
            <text:p>217.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6812" calcext:value-type="float">
            <text:p>217.3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41272" calcext:value-type="float">
            <text:p>217.4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560144" calcext:value-type="float">
            <text:p>217.5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569288" calcext:value-type="float">
            <text:p>217.5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65768" calcext:value-type="float">
            <text:p>217.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694256" calcext:value-type="float">
            <text:p>217.6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7034" calcext:value-type="float">
            <text:p>217.7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682064" calcext:value-type="float">
            <text:p>217.6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800936" calcext:value-type="float">
            <text:p>217.8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752168" calcext:value-type="float">
            <text:p>217.7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67292" calcext:value-type="float">
            <text:p>217.6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587576" calcext:value-type="float">
            <text:p>217.5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541856" calcext:value-type="float">
            <text:p>217.5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59672" calcext:value-type="float">
            <text:p>217.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752168" calcext:value-type="float">
            <text:p>217.7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913712" calcext:value-type="float">
            <text:p>217.9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82532" calcext:value-type="float">
            <text:p>217.8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739976" calcext:value-type="float">
            <text:p>217.7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8558" calcext:value-type="float">
            <text:p>217.8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892376" calcext:value-type="float">
            <text:p>217.8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877136" calcext:value-type="float">
            <text:p>217.8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895424" calcext:value-type="float">
            <text:p>217.8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831416" calcext:value-type="float">
            <text:p>217.8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919808" calcext:value-type="float">
            <text:p>217.9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172792" calcext:value-type="float">
            <text:p>218.1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218512" calcext:value-type="float">
            <text:p>218.2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096592" calcext:value-type="float">
            <text:p>218.0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078304" calcext:value-type="float">
            <text:p>218.0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14536" calcext:value-type="float">
            <text:p>218.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093544" calcext:value-type="float">
            <text:p>218.0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322144" calcext:value-type="float">
            <text:p>218.3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279472" calcext:value-type="float">
            <text:p>218.2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245944" calcext:value-type="float">
            <text:p>218.2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17584" calcext:value-type="float">
            <text:p>218.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044776" calcext:value-type="float">
            <text:p>218.0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0-11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136216" calcext:value-type="float">
            <text:p>218.1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956384" calcext:value-type="float">
            <text:p>217.9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996008" calcext:value-type="float">
            <text:p>217.9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965528" calcext:value-type="float">
            <text:p>217.9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983816" calcext:value-type="float">
            <text:p>217.9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075256" calcext:value-type="float">
            <text:p>218.0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047824" calcext:value-type="float">
            <text:p>218.0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907616" calcext:value-type="float">
            <text:p>217.9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822272" calcext:value-type="float">
            <text:p>217.8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752168" calcext:value-type="float">
            <text:p>217.7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599768" calcext:value-type="float">
            <text:p>217.5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89456" calcext:value-type="float">
            <text:p>217.3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01648" calcext:value-type="float">
            <text:p>217.4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5956" calcext:value-type="float">
            <text:p>217.4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608912" calcext:value-type="float">
            <text:p>217.6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785696" calcext:value-type="float">
            <text:p>217.7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654632" calcext:value-type="float">
            <text:p>217.6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6272" calcext:value-type="float">
            <text:p>217.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563192" calcext:value-type="float">
            <text:p>217.5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633296" calcext:value-type="float">
            <text:p>217.6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86992" calcext:value-type="float">
            <text:p>217.4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41272" calcext:value-type="float">
            <text:p>217.4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46784" calcext:value-type="float">
            <text:p>217.3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34008" calcext:value-type="float">
            <text:p>217.2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51712" calcext:value-type="float">
            <text:p>217.1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26744" calcext:value-type="float">
            <text:p>217.0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79144" calcext:value-type="float">
            <text:p>217.1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52296" calcext:value-type="float">
            <text:p>217.2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94384" calcext:value-type="float">
            <text:p>217.1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30376" calcext:value-type="float">
            <text:p>217.1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84656" calcext:value-type="float">
            <text:p>217.0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66368" calcext:value-type="float">
            <text:p>217.0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54176" calcext:value-type="float">
            <text:p>217.0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84656" calcext:value-type="float">
            <text:p>217.0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87704" calcext:value-type="float">
            <text:p>217.0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97432" calcext:value-type="float">
            <text:p>217.1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51712" calcext:value-type="float">
            <text:p>217.1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76096" calcext:value-type="float">
            <text:p>217.1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94968" calcext:value-type="float">
            <text:p>217.2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986" calcext:value-type="float">
            <text:p>217.3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53464" calcext:value-type="float">
            <text:p>217.4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514424" calcext:value-type="float">
            <text:p>217.5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544904" calcext:value-type="float">
            <text:p>217.5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6272" calcext:value-type="float">
            <text:p>217.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679016" calcext:value-type="float">
            <text:p>217.6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615008" calcext:value-type="float">
            <text:p>217.6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41272" calcext:value-type="float">
            <text:p>217.4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86408" calcext:value-type="float">
            <text:p>217.3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56624" calcext:value-type="float">
            <text:p>217.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10792" calcext:value-type="float">
            <text:p>217.4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7668" calcext:value-type="float">
            <text:p>217.2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96264" calcext:value-type="float">
            <text:p>216.9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84656" calcext:value-type="float">
            <text:p>217.0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01648" calcext:value-type="float">
            <text:p>217.4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800936" calcext:value-type="float">
            <text:p>217.8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133168" calcext:value-type="float">
            <text:p>218.1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142312" calcext:value-type="float">
            <text:p>218.1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050872" calcext:value-type="float">
            <text:p>218.0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111832" calcext:value-type="float">
            <text:p>218.1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111832" calcext:value-type="float">
            <text:p>218.1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063064" calcext:value-type="float">
            <text:p>218.0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983816" calcext:value-type="float">
            <text:p>217.9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82532" calcext:value-type="float">
            <text:p>217.8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679016" calcext:value-type="float">
            <text:p>217.6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608912" calcext:value-type="float">
            <text:p>217.6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584528" calcext:value-type="float">
            <text:p>217.5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605864" calcext:value-type="float">
            <text:p>217.6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99184" calcext:value-type="float">
            <text:p>217.4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557096" calcext:value-type="float">
            <text:p>217.5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608912" calcext:value-type="float">
            <text:p>217.6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560144" calcext:value-type="float">
            <text:p>217.5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01648" calcext:value-type="float">
            <text:p>217.4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46784" calcext:value-type="float">
            <text:p>217.3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42568" calcext:value-type="float">
            <text:p>217.1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17016" calcext:value-type="float">
            <text:p>216.9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62736" calcext:value-type="float">
            <text:p>216.9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1948" calcext:value-type="float">
            <text:p>216.8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88416" calcext:value-type="float">
            <text:p>216.6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88416" calcext:value-type="float">
            <text:p>216.6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07872" calcext:value-type="float">
            <text:p>216.9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76224" calcext:value-type="float">
            <text:p>216.6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5372" calcext:value-type="float">
            <text:p>216.4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72592" calcext:value-type="float">
            <text:p>216.5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78688" calcext:value-type="float">
            <text:p>216.5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63448" calcext:value-type="float">
            <text:p>216.5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84784" calcext:value-type="float">
            <text:p>216.5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26288" calcext:value-type="float">
            <text:p>216.4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40944" calcext:value-type="float">
            <text:p>216.3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59232" calcext:value-type="float">
            <text:p>216.3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76352" calcext:value-type="float">
            <text:p>216.1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017856" calcext:value-type="float">
            <text:p>216.0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6604" calcext:value-type="float">
            <text:p>215.9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26416" calcext:value-type="float">
            <text:p>215.9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53264" calcext:value-type="float">
            <text:p>215.8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575896" calcext:value-type="float">
            <text:p>215.5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29008" calcext:value-type="float">
            <text:p>215.3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466168" calcext:value-type="float">
            <text:p>215.4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35104" calcext:value-type="float">
            <text:p>215.3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30304" calcext:value-type="float">
            <text:p>215.0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13312" calcext:value-type="float">
            <text:p>214.7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9924" calcext:value-type="float">
            <text:p>214.8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412" calcext:value-type="float">
            <text:p>215.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74144" calcext:value-type="float">
            <text:p>215.2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48592" calcext:value-type="float">
            <text:p>215.0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99824" calcext:value-type="float">
            <text:p>214.9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09552" calcext:value-type="float">
            <text:p>215.1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97944" calcext:value-type="float">
            <text:p>215.1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24792" calcext:value-type="float">
            <text:p>215.1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1448" calcext:value-type="float">
            <text:p>214.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6208" calcext:value-type="float">
            <text:p>214.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23624" calcext:value-type="float">
            <text:p>214.9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29136" calcext:value-type="float">
            <text:p>214.8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0112" calcext:value-type="float">
            <text:p>214.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41156" calcext:value-type="float">
            <text:p>214.4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10392" calcext:value-type="float">
            <text:p>214.2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10676" calcext:value-type="float">
            <text:p>214.1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3056" calcext:value-type="float">
            <text:p>214.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42752" calcext:value-type="float">
            <text:p>214.0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100664" calcext:value-type="float">
            <text:p>214.1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66552" calcext:value-type="float">
            <text:p>213.9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53776" calcext:value-type="float">
            <text:p>213.8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68432" calcext:value-type="float">
            <text:p>213.7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50144" calcext:value-type="float">
            <text:p>213.7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09936" calcext:value-type="float">
            <text:p>213.6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457536" calcext:value-type="float">
            <text:p>213.4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341712" calcext:value-type="float">
            <text:p>213.3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231984" calcext:value-type="float">
            <text:p>213.2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552" calcext:value-type="float">
            <text:p>213.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88144" calcext:value-type="float">
            <text:p>212.9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838792" calcext:value-type="float">
            <text:p>212.8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53704" calcext:value-type="float">
            <text:p>212.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405976" calcext:value-type="float">
            <text:p>212.4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128608" calcext:value-type="float">
            <text:p>212.1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77504" calcext:value-type="float">
            <text:p>211.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183728" calcext:value-type="float">
            <text:p>211.1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220304" calcext:value-type="float">
            <text:p>211.2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33308" calcext:value-type="float">
            <text:p>211.3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63788" calcext:value-type="float">
            <text:p>211.6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69528" calcext:value-type="float">
            <text:p>211.8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787232" calcext:value-type="float">
            <text:p>211.7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037168" calcext:value-type="float">
            <text:p>212.0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284056" calcext:value-type="float">
            <text:p>212.2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168232" calcext:value-type="float">
            <text:p>212.1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159088" calcext:value-type="float">
            <text:p>212.1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092032" calcext:value-type="float">
            <text:p>212.0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085936" calcext:value-type="float">
            <text:p>212.0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116416" calcext:value-type="float">
            <text:p>212.1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964016" calcext:value-type="float">
            <text:p>211.9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08568" calcext:value-type="float">
            <text:p>211.8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787232" calcext:value-type="float">
            <text:p>211.7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555584" calcext:value-type="float">
            <text:p>211.5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412328" calcext:value-type="float">
            <text:p>211.4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406232" calcext:value-type="float">
            <text:p>211.4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476336" calcext:value-type="float">
            <text:p>211.4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387944" calcext:value-type="float">
            <text:p>211.3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192872" calcext:value-type="float">
            <text:p>211.1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083144" calcext:value-type="float">
            <text:p>211.0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345272" calcext:value-type="float">
            <text:p>211.3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284312" calcext:value-type="float">
            <text:p>211.2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384896" calcext:value-type="float">
            <text:p>211.3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3788" calcext:value-type="float">
            <text:p>211.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323936" calcext:value-type="float">
            <text:p>211.3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945984" calcext:value-type="float">
            <text:p>210.9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70496" calcext:value-type="float">
            <text:p>210.4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38136" calcext:value-type="float">
            <text:p>210.6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308696" calcext:value-type="float">
            <text:p>211.3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229448" calcext:value-type="float">
            <text:p>211.2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76592" calcext:value-type="float">
            <text:p>210.4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43648" calcext:value-type="float">
            <text:p>210.5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988656" calcext:value-type="float">
            <text:p>210.9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976464" calcext:value-type="float">
            <text:p>210.9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290408" calcext:value-type="float">
            <text:p>211.2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138008" calcext:value-type="float">
            <text:p>211.1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116672" calcext:value-type="float">
            <text:p>211.1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78444" calcext:value-type="float">
            <text:p>210.7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07072" calcext:value-type="float">
            <text:p>210.5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013296" calcext:value-type="float">
            <text:p>210.0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211416" calcext:value-type="float">
            <text:p>210.2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888072" calcext:value-type="float">
            <text:p>210.8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290408" calcext:value-type="float">
            <text:p>211.2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098384" calcext:value-type="float">
            <text:p>211.0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961224" calcext:value-type="float">
            <text:p>210.9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75396" calcext:value-type="float">
            <text:p>210.7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168" calcext:value-type="float">
            <text:p>210.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376008" calcext:value-type="float">
            <text:p>210.3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055968" calcext:value-type="float">
            <text:p>210.0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132168" calcext:value-type="float">
            <text:p>210.1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91832" calcext:value-type="float">
            <text:p>210.4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147152" calcext:value-type="float">
            <text:p>211.1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945984" calcext:value-type="float">
            <text:p>210.9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00392" calcext:value-type="float">
            <text:p>210.4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1012" calcext:value-type="float">
            <text:p>210.5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86064" calcext:value-type="float">
            <text:p>210.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87588" calcext:value-type="float">
            <text:p>210.8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888072" calcext:value-type="float">
            <text:p>210.8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836256" calcext:value-type="float">
            <text:p>210.8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735672" calcext:value-type="float">
            <text:p>210.7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202016" calcext:value-type="float">
            <text:p>211.2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93684" calcext:value-type="float">
            <text:p>210.9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83856" calcext:value-type="float">
            <text:p>210.6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50328" calcext:value-type="float">
            <text:p>210.6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025232" calcext:value-type="float">
            <text:p>211.0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811872" calcext:value-type="float">
            <text:p>210.8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229448" calcext:value-type="float">
            <text:p>211.2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095336" calcext:value-type="float">
            <text:p>211.0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82688" calcext:value-type="float">
            <text:p>210.4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189568" calcext:value-type="float">
            <text:p>212.1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128608" calcext:value-type="float">
            <text:p>212.1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01888" calcext:value-type="float">
            <text:p>212.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799424" calcext:value-type="float">
            <text:p>211.7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598256" calcext:value-type="float">
            <text:p>211.5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598256" calcext:value-type="float">
            <text:p>211.5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616544" calcext:value-type="float">
            <text:p>211.6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619592" calcext:value-type="float">
            <text:p>211.6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57692" calcext:value-type="float">
            <text:p>211.5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461096" calcext:value-type="float">
            <text:p>211.4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326984" calcext:value-type="float">
            <text:p>211.3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16544" calcext:value-type="float">
            <text:p>211.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162392" calcext:value-type="float">
            <text:p>211.1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162392" calcext:value-type="float">
            <text:p>211.1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512912" calcext:value-type="float">
            <text:p>211.5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519008" calcext:value-type="float">
            <text:p>211.5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494624" calcext:value-type="float">
            <text:p>211.4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369656" calcext:value-type="float">
            <text:p>211.3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13496" calcext:value-type="float">
            <text:p>211.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208112" calcext:value-type="float">
            <text:p>211.2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311744" calcext:value-type="float">
            <text:p>211.3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689696" calcext:value-type="float">
            <text:p>211.6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680552" calcext:value-type="float">
            <text:p>211.6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586064" calcext:value-type="float">
            <text:p>211.5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509864" calcext:value-type="float">
            <text:p>211.5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3788" calcext:value-type="float">
            <text:p>211.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503768" calcext:value-type="float">
            <text:p>211.5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604352" calcext:value-type="float">
            <text:p>211.6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735416" calcext:value-type="float">
            <text:p>211.7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69884" calcext:value-type="float">
            <text:p>211.6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634832" calcext:value-type="float">
            <text:p>211.6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57336" calcext:value-type="float">
            <text:p>211.8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02472" calcext:value-type="float">
            <text:p>211.8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08568" calcext:value-type="float">
            <text:p>211.8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26856" calcext:value-type="float">
            <text:p>211.8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704936" calcext:value-type="float">
            <text:p>211.7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62264" calcext:value-type="float">
            <text:p>211.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680552" calcext:value-type="float">
            <text:p>211.6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5312" calcext:value-type="float">
            <text:p>211.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57336" calcext:value-type="float">
            <text:p>211.8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84768" calcext:value-type="float">
            <text:p>211.8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42096" calcext:value-type="float">
            <text:p>211.8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628736" calcext:value-type="float">
            <text:p>211.6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66836" calcext:value-type="float">
            <text:p>211.6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57336" calcext:value-type="float">
            <text:p>211.8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60384" calcext:value-type="float">
            <text:p>211.8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84768" calcext:value-type="float">
            <text:p>211.8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909152" calcext:value-type="float">
            <text:p>211.9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692744" calcext:value-type="float">
            <text:p>211.6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616544" calcext:value-type="float">
            <text:p>211.6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628736" calcext:value-type="float">
            <text:p>211.6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72932" calcext:value-type="float">
            <text:p>211.7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72932" calcext:value-type="float">
            <text:p>211.7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765896" calcext:value-type="float">
            <text:p>211.7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771992" calcext:value-type="float">
            <text:p>211.7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799424" calcext:value-type="float">
            <text:p>211.7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680552" calcext:value-type="float">
            <text:p>211.6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613496" calcext:value-type="float">
            <text:p>211.6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66836" calcext:value-type="float">
            <text:p>211.6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076792" calcext:value-type="float">
            <text:p>212.0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104224" calcext:value-type="float">
            <text:p>212.1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296248" calcext:value-type="float">
            <text:p>212.2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256624" calcext:value-type="float">
            <text:p>212.2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146896" calcext:value-type="float">
            <text:p>212.1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122512" calcext:value-type="float">
            <text:p>212.1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12556" calcext:value-type="float">
            <text:p>212.1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192616" calcext:value-type="float">
            <text:p>212.1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290152" calcext:value-type="float">
            <text:p>212.2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149944" calcext:value-type="float">
            <text:p>212.1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967064" calcext:value-type="float">
            <text:p>211.9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964016" calcext:value-type="float">
            <text:p>211.9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000592" calcext:value-type="float">
            <text:p>212.0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031072" calcext:value-type="float">
            <text:p>212.0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03412" calcext:value-type="float">
            <text:p>212.0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23808" calcext:value-type="float">
            <text:p>211.8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2076" calcext:value-type="float">
            <text:p>211.8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970112" calcext:value-type="float">
            <text:p>211.9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159088" calcext:value-type="float">
            <text:p>212.1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0-14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469984" calcext:value-type="float">
            <text:p>212.4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296248" calcext:value-type="float">
            <text:p>212.2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6564" calcext:value-type="float">
            <text:p>212.7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71736" calcext:value-type="float">
            <text:p>212.7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41256" calcext:value-type="float">
            <text:p>212.7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6564" calcext:value-type="float">
            <text:p>212.7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665056" calcext:value-type="float">
            <text:p>212.6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594952" calcext:value-type="float">
            <text:p>212.5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53704" calcext:value-type="float">
            <text:p>212.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372448" calcext:value-type="float">
            <text:p>212.3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143848" calcext:value-type="float">
            <text:p>212.1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671408" calcext:value-type="float">
            <text:p>211.6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71408" calcext:value-type="float">
            <text:p>211.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204808" calcext:value-type="float">
            <text:p>212.2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598" calcext:value-type="float">
            <text:p>212.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43008" calcext:value-type="float">
            <text:p>213.0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552" calcext:value-type="float">
            <text:p>213.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88728" calcext:value-type="float">
            <text:p>213.0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75952" calcext:value-type="float">
            <text:p>212.9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814408" calcext:value-type="float">
            <text:p>212.8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320632" calcext:value-type="float">
            <text:p>212.3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363304" calcext:value-type="float">
            <text:p>212.3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46084" calcext:value-type="float">
            <text:p>212.4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564472" calcext:value-type="float">
            <text:p>212.5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680296" calcext:value-type="float">
            <text:p>212.6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835744" calcext:value-type="float">
            <text:p>212.8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625432" calcext:value-type="float">
            <text:p>212.6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427312" calcext:value-type="float">
            <text:p>212.4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485224" calcext:value-type="float">
            <text:p>212.4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38208" calcext:value-type="float">
            <text:p>212.7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51568" calcext:value-type="float">
            <text:p>212.9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75952" calcext:value-type="float">
            <text:p>212.9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634576" calcext:value-type="float">
            <text:p>212.6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646768" calcext:value-type="float">
            <text:p>212.6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99168" calcext:value-type="float">
            <text:p>212.7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1992" calcext:value-type="float">
            <text:p>212.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01632" calcext:value-type="float">
            <text:p>212.7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637624" calcext:value-type="float">
            <text:p>212.6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543136" calcext:value-type="float">
            <text:p>212.5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533992" calcext:value-type="float">
            <text:p>212.5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55228" calcext:value-type="float">
            <text:p>212.5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387688" calcext:value-type="float">
            <text:p>212.3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39988" calcext:value-type="float">
            <text:p>212.3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256624" calcext:value-type="float">
            <text:p>212.2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177376" calcext:value-type="float">
            <text:p>212.1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12556" calcext:value-type="float">
            <text:p>212.1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909152" calcext:value-type="float">
            <text:p>211.9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933536" calcext:value-type="float">
            <text:p>211.9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75624" calcext:value-type="float">
            <text:p>211.8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95792" calcext:value-type="float">
            <text:p>211.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9122" calcext:value-type="float">
            <text:p>211.9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79028" calcext:value-type="float">
            <text:p>211.7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656168" calcext:value-type="float">
            <text:p>211.6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186776" calcext:value-type="float">
            <text:p>211.1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244688" calcext:value-type="float">
            <text:p>211.2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762848" calcext:value-type="float">
            <text:p>211.7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964016" calcext:value-type="float">
            <text:p>211.9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933536" calcext:value-type="float">
            <text:p>211.9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900008" calcext:value-type="float">
            <text:p>211.9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939632" calcext:value-type="float">
            <text:p>211.9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985352" calcext:value-type="float">
            <text:p>211.9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994496" calcext:value-type="float">
            <text:p>211.9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951824" calcext:value-type="float">
            <text:p>211.9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799424" calcext:value-type="float">
            <text:p>211.7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634832" calcext:value-type="float">
            <text:p>211.6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583016" calcext:value-type="float">
            <text:p>211.5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598256" calcext:value-type="float">
            <text:p>211.5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461096" calcext:value-type="float">
            <text:p>211.4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34832" calcext:value-type="float">
            <text:p>211.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24164" calcext:value-type="float">
            <text:p>211.2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247736" calcext:value-type="float">
            <text:p>211.2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275168" calcext:value-type="float">
            <text:p>211.2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336128" calcext:value-type="float">
            <text:p>211.3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336128" calcext:value-type="float">
            <text:p>211.3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262976" calcext:value-type="float">
            <text:p>211.2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101432" calcext:value-type="float">
            <text:p>211.1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790536" calcext:value-type="float">
            <text:p>210.7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50428" calcext:value-type="float">
            <text:p>209.5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89368" calcext:value-type="float">
            <text:p>210.5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604864" calcext:value-type="float">
            <text:p>209.6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918808" calcext:value-type="float">
            <text:p>209.9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793584" calcext:value-type="float">
            <text:p>210.7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7108" calcext:value-type="float">
            <text:p>210.5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95464" calcext:value-type="float">
            <text:p>210.5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07656" calcext:value-type="float">
            <text:p>210.6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86064" calcext:value-type="float">
            <text:p>210.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778344" calcext:value-type="float">
            <text:p>210.7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650584" calcext:value-type="float">
            <text:p>209.6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001104" calcext:value-type="float">
            <text:p>210.0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729576" calcext:value-type="float">
            <text:p>210.7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924648" calcext:value-type="float">
            <text:p>210.9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220304" calcext:value-type="float">
            <text:p>211.2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9216" calcext:value-type="float">
            <text:p>210.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70824" calcext:value-type="float">
            <text:p>210.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711288" calcext:value-type="float">
            <text:p>210.7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19848" calcext:value-type="float">
            <text:p>210.6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006944" calcext:value-type="float">
            <text:p>211.0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67448" calcext:value-type="float">
            <text:p>210.4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775296" calcext:value-type="float">
            <text:p>210.7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314792" calcext:value-type="float">
            <text:p>211.3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918552" calcext:value-type="float">
            <text:p>210.9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196176" calcext:value-type="float">
            <text:p>210.1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821272" calcext:value-type="float">
            <text:p>209.8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684112" calcext:value-type="float">
            <text:p>209.6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391248" calcext:value-type="float">
            <text:p>210.3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3-03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99096" calcext:value-type="float">
            <text:p>210.6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1-01-26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336384" calcext:value-type="float">
            <text:p>210.3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11-20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204808" calcext:value-type="float">
            <text:p>212.2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02472" calcext:value-type="float">
            <text:p>211.8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134704" calcext:value-type="float">
            <text:p>212.1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156296" calcext:value-type="float">
            <text:p>211.1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677504" calcext:value-type="float">
            <text:p>211.6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491576" calcext:value-type="float">
            <text:p>211.4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711032" calcext:value-type="float">
            <text:p>211.7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549488" calcext:value-type="float">
            <text:p>211.5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003896" calcext:value-type="float">
            <text:p>211.0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25688" calcext:value-type="float">
            <text:p>211.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406232" calcext:value-type="float">
            <text:p>211.4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945728" calcext:value-type="float">
            <text:p>211.9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08568" calcext:value-type="float">
            <text:p>211.8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287104" calcext:value-type="float">
            <text:p>212.2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445856" calcext:value-type="float">
            <text:p>211.4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7692" calcext:value-type="float">
            <text:p>210.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9216" calcext:value-type="float">
            <text:p>210.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211416" calcext:value-type="float">
            <text:p>210.2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583528" calcext:value-type="float">
            <text:p>209.5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4124" calcext:value-type="float">
            <text:p>208.0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63032" calcext:value-type="float">
            <text:p>208.6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053688" calcext:value-type="float">
            <text:p>207.0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07256" calcext:value-type="float">
            <text:p>207.4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45328" calcext:value-type="float">
            <text:p>208.7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90008" calcext:value-type="float">
            <text:p>208.0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11216" calcext:value-type="float">
            <text:p>208.6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06-16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6504" calcext:value-type="float">
            <text:p>207.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328008" calcext:value-type="float">
            <text:p>207.3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00492" calcext:value-type="float">
            <text:p>207.0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22496" calcext:value-type="float">
            <text:p>207.4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007968" calcext:value-type="float">
            <text:p>207.0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94736" calcext:value-type="float">
            <text:p>206.2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129888" calcext:value-type="float">
            <text:p>207.1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245712" calcext:value-type="float">
            <text:p>207.2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5252" calcext:value-type="float">
            <text:p>206.8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102456" calcext:value-type="float">
            <text:p>207.1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83" calcext:value-type="float">
            <text:p>206.8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08096" calcext:value-type="float">
            <text:p>206.5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89936" calcext:value-type="float">
            <text:p>205.9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4668" calcext:value-type="float">
            <text:p>205.8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47264" calcext:value-type="float">
            <text:p>205.9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58744" calcext:value-type="float">
            <text:p>206.3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007968" calcext:value-type="float">
            <text:p>207.0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29048" calcext:value-type="float">
            <text:p>208.0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498" calcext:value-type="float">
            <text:p>207.9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58032" calcext:value-type="float">
            <text:p>206.7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28592" calcext:value-type="float">
            <text:p>207.4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77232" calcext:value-type="float">
            <text:p>207.9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03-0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86376" calcext:value-type="float">
            <text:p>207.9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43448" calcext:value-type="float">
            <text:p>208.9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25744" calcext:value-type="float">
            <text:p>209.0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93512" calcext:value-type="float">
            <text:p>208.6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446368" calcext:value-type="float">
            <text:p>209.4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135472" calcext:value-type="float">
            <text:p>209.1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80608" calcext:value-type="float">
            <text:p>209.0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80024" calcext:value-type="float">
            <text:p>208.9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492088" calcext:value-type="float">
            <text:p>209.4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642" calcext:value-type="float">
            <text:p>208.8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418936" calcext:value-type="float">
            <text:p>209.4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4896" calcext:value-type="float">
            <text:p>208.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25872" calcext:value-type="float">
            <text:p>208.5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99736" calcext:value-type="float">
            <text:p>208.1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14264" calcext:value-type="float">
            <text:p>208.6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0992" calcext:value-type="float">
            <text:p>208.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1848" calcext:value-type="float">
            <text:p>208.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474056" calcext:value-type="float">
            <text:p>208.4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98312" calcext:value-type="float">
            <text:p>208.9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471008" calcext:value-type="float">
            <text:p>208.4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17312" calcext:value-type="float">
            <text:p>208.6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20944" calcext:value-type="float">
            <text:p>208.7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10632" calcext:value-type="float">
            <text:p>208.5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3372" calcext:value-type="float">
            <text:p>208.8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9092" calcext:value-type="float">
            <text:p>209.2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76264" calcext:value-type="float">
            <text:p>209.3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684112" calcext:value-type="float">
            <text:p>209.6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97144" calcext:value-type="float">
            <text:p>208.7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10-10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8612" calcext:value-type="float">
            <text:p>208.9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76392" calcext:value-type="float">
            <text:p>208.8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01032" calcext:value-type="float">
            <text:p>207.9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40656" calcext:value-type="float">
            <text:p>207.9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71264" calcext:value-type="float">
            <text:p>207.4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041496" calcext:value-type="float">
            <text:p>207.0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72688" calcext:value-type="float">
            <text:p>206.6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66136" calcext:value-type="float">
            <text:p>206.0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37408" calcext:value-type="float">
            <text:p>206.3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55712" calcext:value-type="float">
            <text:p>205.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55496" calcext:value-type="float">
            <text:p>204.7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057504" calcext:value-type="float">
            <text:p>204.0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49972" calcext:value-type="float">
            <text:p>203.4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435968" calcext:value-type="float">
            <text:p>202.4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1288" calcext:value-type="float">
            <text:p>202.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19104" calcext:value-type="float">
            <text:p>201.6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7656" calcext:value-type="float">
            <text:p>201.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94976" calcext:value-type="float">
            <text:p>200.5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01656" calcext:value-type="float">
            <text:p>200.7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48088" calcext:value-type="float">
            <text:p>200.3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4316" calcext:value-type="float">
            <text:p>200.5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66376" calcext:value-type="float">
            <text:p>200.3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1268" calcext:value-type="float">
            <text:p>200.5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51592" calcext:value-type="float">
            <text:p>200.9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83824" calcext:value-type="float">
            <text:p>201.2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6508" calcext:value-type="float">
            <text:p>200.6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899776" calcext:value-type="float">
            <text:p>200.8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805288" calcext:value-type="float">
            <text:p>200.8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85832" calcext:value-type="float">
            <text:p>200.5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3836" calcext:value-type="float">
            <text:p>200.2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13264" calcext:value-type="float">
            <text:p>200.6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346" calcext:value-type="float">
            <text:p>200.6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9952" calcext:value-type="float">
            <text:p>201.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7468" calcext:value-type="float">
            <text:p>201.2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64696" calcext:value-type="float">
            <text:p>202.1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22864" calcext:value-type="float">
            <text:p>201.2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09376" calcext:value-type="float">
            <text:p>201.5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36936" calcext:value-type="float">
            <text:p>201.0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56136" calcext:value-type="float">
            <text:p>202.2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9472" calcext:value-type="float">
            <text:p>201.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52504" calcext:value-type="float">
            <text:p>202.1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90376" calcext:value-type="float">
            <text:p>201.8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0328" calcext:value-type="float">
            <text:p>201.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99848" calcext:value-type="float">
            <text:p>202.9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84024" calcext:value-type="float">
            <text:p>202.8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475592" calcext:value-type="float">
            <text:p>202.4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206" calcext:value-type="float">
            <text:p>202.9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63984" calcext:value-type="float">
            <text:p>202.5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02312" calcext:value-type="float">
            <text:p>202.9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173584" calcext:value-type="float">
            <text:p>203.1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34672" calcext:value-type="float">
            <text:p>202.7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89408" calcext:value-type="float">
            <text:p>203.2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78712" calcext:value-type="float">
            <text:p>204.5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82344" calcext:value-type="float">
            <text:p>204.6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417424" calcext:value-type="float">
            <text:p>203.4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68856" calcext:value-type="float">
            <text:p>204.9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514448" calcext:value-type="float">
            <text:p>205.5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20088" calcext:value-type="float">
            <text:p>204.9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301088" calcext:value-type="float">
            <text:p>205.3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23464" calcext:value-type="float">
            <text:p>206.0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505304" calcext:value-type="float">
            <text:p>205.5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575408" calcext:value-type="float">
            <text:p>205.5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08808" calcext:value-type="float">
            <text:p>206.1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60496" calcext:value-type="float">
            <text:p>206.6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42792" calcext:value-type="float">
            <text:p>206.7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94396" calcext:value-type="float">
            <text:p>206.9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291432" calcext:value-type="float">
            <text:p>207.2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98568" calcext:value-type="float">
            <text:p>207.9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709008" calcext:value-type="float">
            <text:p>207.7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681576" calcext:value-type="float">
            <text:p>207.6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461864" calcext:value-type="float">
            <text:p>208.4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309464" calcext:value-type="float">
            <text:p>208.3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1412" calcext:value-type="float">
            <text:p>204.4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54544" calcext:value-type="float">
            <text:p>203.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518008" calcext:value-type="float">
            <text:p>203.5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80452" calcext:value-type="float">
            <text:p>203.8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777088" calcext:value-type="float">
            <text:p>203.7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164184" calcext:value-type="float">
            <text:p>204.1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5316" calcext:value-type="float">
            <text:p>204.3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100176" calcext:value-type="float">
            <text:p>204.1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237336" calcext:value-type="float">
            <text:p>204.2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87072" calcext:value-type="float">
            <text:p>202.8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475592" calcext:value-type="float">
            <text:p>202.4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43292" calcext:value-type="float">
            <text:p>202.4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875392" calcext:value-type="float">
            <text:p>200.8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92968" calcext:value-type="float">
            <text:p>201.2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07296" calcext:value-type="float">
            <text:p>200.1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8-04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2876" calcext:value-type="float">
            <text:p>199.6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8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6676" calcext:value-type="float">
            <text:p>198.8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8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007224" calcext:value-type="float">
            <text:p>198.0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8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55864" calcext:value-type="float">
            <text:p>198.5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8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10144" calcext:value-type="float">
            <text:p>198.5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8-03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22792" calcext:value-type="float">
            <text:p>199.1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92312" calcext:value-type="float">
            <text:p>199.0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7344" calcext:value-type="float">
            <text:p>198.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8-02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31812" calcext:value-type="float">
            <text:p>198.3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8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6676" calcext:value-type="float">
            <text:p>198.8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81088" calcext:value-type="float">
            <text:p>197.6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8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54824" calcext:value-type="float">
            <text:p>197.8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8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89976" calcext:value-type="float">
            <text:p>198.6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909688" calcext:value-type="float">
            <text:p>197.9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8-01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93712" calcext:value-type="float">
            <text:p>197.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8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93608" calcext:value-type="float">
            <text:p>198.7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8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94448" calcext:value-type="float">
            <text:p>197.8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8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0438" calcext:value-type="float">
            <text:p>198.0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177912" calcext:value-type="float">
            <text:p>198.1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12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882512" calcext:value-type="float">
            <text:p>196.8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25132" calcext:value-type="float">
            <text:p>197.2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12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541136" calcext:value-type="float">
            <text:p>196.5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007736" calcext:value-type="float">
            <text:p>196.0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818504" calcext:value-type="float">
            <text:p>196.8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12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949568" calcext:value-type="float">
            <text:p>196.9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12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095872" calcext:value-type="float">
            <text:p>197.0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96176" calcext:value-type="float">
            <text:p>196.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11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306184" calcext:value-type="float">
            <text:p>197.3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041008" calcext:value-type="float">
            <text:p>197.0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11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958456" calcext:value-type="float">
            <text:p>197.9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11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85508" calcext:value-type="float">
            <text:p>196.8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757544" calcext:value-type="float">
            <text:p>196.7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589904" calcext:value-type="float">
            <text:p>196.5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653912" calcext:value-type="float">
            <text:p>196.6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10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251576" calcext:value-type="float">
            <text:p>196.2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952872" calcext:value-type="float">
            <text:p>195.9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10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461888" calcext:value-type="float">
            <text:p>196.4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916296" calcext:value-type="float">
            <text:p>195.9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10-1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10832" calcext:value-type="float">
            <text:p>196.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10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62064" calcext:value-type="float">
            <text:p>195.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937632" calcext:value-type="float">
            <text:p>195.9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6816" calcext:value-type="float">
            <text:p>195.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09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532248" calcext:value-type="float">
            <text:p>195.5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09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901312" calcext:value-type="float">
            <text:p>194.9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093336" calcext:value-type="float">
            <text:p>195.0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129912" calcext:value-type="float">
            <text:p>195.1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700144" calcext:value-type="float">
            <text:p>194.7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986656" calcext:value-type="float">
            <text:p>194.9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913248" calcext:value-type="float">
            <text:p>195.9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337176" calcext:value-type="float">
            <text:p>195.3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544696" calcext:value-type="float">
            <text:p>194.5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08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07556" calcext:value-type="float">
            <text:p>193.0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248784" calcext:value-type="float">
            <text:p>195.2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319144" calcext:value-type="float">
            <text:p>194.3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25844" calcext:value-type="float">
            <text:p>193.2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989704" calcext:value-type="float">
            <text:p>194.9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548" calcext:value-type="float">
            <text:p>193.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07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911224" calcext:value-type="float">
            <text:p>191.9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3476" calcext:value-type="float">
            <text:p>190.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075816" calcext:value-type="float">
            <text:p>192.0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71336" calcext:value-type="float">
            <text:p>190.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42964" calcext:value-type="float">
            <text:p>191.4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442088" calcext:value-type="float">
            <text:p>190.4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8142" calcext:value-type="float">
            <text:p>189.8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06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085472" calcext:value-type="float">
            <text:p>190.0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305184" calcext:value-type="float">
            <text:p>189.3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280544" calcext:value-type="float">
            <text:p>190.2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798704" calcext:value-type="float">
            <text:p>190.7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908432" calcext:value-type="float">
            <text:p>190.9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051688" calcext:value-type="float">
            <text:p>191.0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417192" calcext:value-type="float">
            <text:p>192.4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34404" calcext:value-type="float">
            <text:p>192.3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121792" calcext:value-type="float">
            <text:p>191.1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03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585088" calcext:value-type="float">
            <text:p>191.5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356232" calcext:value-type="float">
            <text:p>192.3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908176" calcext:value-type="float">
            <text:p>191.9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0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850008" calcext:value-type="float">
            <text:p>192.8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569592" calcext:value-type="float">
            <text:p>192.5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12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932048" calcext:value-type="float">
            <text:p>193.9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12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718944" calcext:value-type="float">
            <text:p>192.7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12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474848" calcext:value-type="float">
            <text:p>193.4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12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654936" calcext:value-type="float">
            <text:p>192.6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12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12128" calcext:value-type="float">
            <text:p>193.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11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118232" calcext:value-type="float">
            <text:p>193.1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10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538856" calcext:value-type="float">
            <text:p>193.5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10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258696" calcext:value-type="float">
            <text:p>192.2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10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672968" calcext:value-type="float">
            <text:p>193.6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10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413888" calcext:value-type="float">
            <text:p>193.4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10-1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514472" calcext:value-type="float">
            <text:p>193.5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10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761872" calcext:value-type="float">
            <text:p>191.7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10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87744" calcext:value-type="float">
            <text:p>192.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10-0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538856" calcext:value-type="float">
            <text:p>193.5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09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41668" calcext:value-type="float">
            <text:p>194.4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09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164208" calcext:value-type="float">
            <text:p>192.1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09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234312" calcext:value-type="float">
            <text:p>192.2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09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438784" calcext:value-type="float">
            <text:p>191.4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68872" calcext:value-type="float">
            <text:p>191.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523616" calcext:value-type="float">
            <text:p>193.5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08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590928" calcext:value-type="float">
            <text:p>192.5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08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718688" calcext:value-type="float">
            <text:p>193.7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581784" calcext:value-type="float">
            <text:p>192.5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08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310256" calcext:value-type="float">
            <text:p>193.3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07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371216" calcext:value-type="float">
            <text:p>193.3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07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929256" calcext:value-type="float">
            <text:p>192.9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07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13068" calcext:value-type="float">
            <text:p>192.1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07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866016" calcext:value-type="float">
            <text:p>189.8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07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634112" calcext:value-type="float">
            <text:p>190.6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07-0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567312" calcext:value-type="float">
            <text:p>189.5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06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085472" calcext:value-type="float">
            <text:p>190.0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06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902592" calcext:value-type="float">
            <text:p>189.9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685928" calcext:value-type="float">
            <text:p>190.6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06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814456" calcext:value-type="float">
            <text:p>188.8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06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3664" calcext:value-type="float">
            <text:p>188.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05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771528" calcext:value-type="float">
            <text:p>189.7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18936" calcext:value-type="float">
            <text:p>189.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695328" calcext:value-type="float">
            <text:p>189.6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05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978792" calcext:value-type="float">
            <text:p>189.9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042288" calcext:value-type="float">
            <text:p>192.0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05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133728" calcext:value-type="float">
            <text:p>192.1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05-0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932816" calcext:value-type="float">
            <text:p>190.9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472568" calcext:value-type="float">
            <text:p>190.4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04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832232" calcext:value-type="float">
            <text:p>190.8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04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639696" calcext:value-type="float">
            <text:p>192.6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04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864992" calcext:value-type="float">
            <text:p>193.8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04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657984" calcext:value-type="float">
            <text:p>192.6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03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249296" calcext:value-type="float">
            <text:p>193.2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03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72504" calcext:value-type="float">
            <text:p>192.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03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27724" calcext:value-type="float">
            <text:p>191.2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643" calcext:value-type="float">
            <text:p>191.6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03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661288" calcext:value-type="float">
            <text:p>191.6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03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932304" calcext:value-type="float">
            <text:p>192.9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50228" calcext:value-type="float">
            <text:p>193.5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117976" calcext:value-type="float">
            <text:p>194.1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825368" calcext:value-type="float">
            <text:p>193.8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471544" calcext:value-type="float">
            <text:p>194.4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27952" calcext:value-type="float">
            <text:p>194.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227704" calcext:value-type="float">
            <text:p>194.2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053712" calcext:value-type="float">
            <text:p>195.0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85864" calcext:value-type="float">
            <text:p>194.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883024" calcext:value-type="float">
            <text:p>194.8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75196" calcext:value-type="float">
            <text:p>194.7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165976" calcext:value-type="float">
            <text:p>197.1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132704" calcext:value-type="float">
            <text:p>196.1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486272" calcext:value-type="float">
            <text:p>196.4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837048" calcext:value-type="float">
            <text:p>195.8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440808" calcext:value-type="float">
            <text:p>195.4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67728" calcext:value-type="float">
            <text:p>197.4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150736" calcext:value-type="float">
            <text:p>197.1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565776" calcext:value-type="float">
            <text:p>195.5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623432" calcext:value-type="float">
            <text:p>196.6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095872" calcext:value-type="float">
            <text:p>197.0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3044" calcext:value-type="float">
            <text:p>197.8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98536" calcext:value-type="float">
            <text:p>198.5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40112" calcext:value-type="float">
            <text:p>200.5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66376" calcext:value-type="float">
            <text:p>200.3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25584" calcext:value-type="float">
            <text:p>200.1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31224" calcext:value-type="float">
            <text:p>199.5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21824" calcext:value-type="float">
            <text:p>200.5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63128" calcext:value-type="float">
            <text:p>198.7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022464" calcext:value-type="float">
            <text:p>198.0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5444" calcext:value-type="float">
            <text:p>199.3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9244" calcext:value-type="float">
            <text:p>198.5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15988" calcext:value-type="float">
            <text:p>197.1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985888" calcext:value-type="float">
            <text:p>197.9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91728" calcext:value-type="float">
            <text:p>198.9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217536" calcext:value-type="float">
            <text:p>198.2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367144" calcext:value-type="float">
            <text:p>197.3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327264" calcext:value-type="float">
            <text:p>198.3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24344" calcext:value-type="float">
            <text:p>197.8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047104" calcext:value-type="float">
            <text:p>197.0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736464" calcext:value-type="float">
            <text:p>195.7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456048" calcext:value-type="float">
            <text:p>195.4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18808" calcext:value-type="float">
            <text:p>194.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718944" calcext:value-type="float">
            <text:p>192.7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203576" calcext:value-type="float">
            <text:p>193.2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779648" calcext:value-type="float">
            <text:p>193.7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246248" calcext:value-type="float">
            <text:p>193.2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2338" calcext:value-type="float">
            <text:p>194.2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324984" calcext:value-type="float">
            <text:p>195.3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714872" calcext:value-type="float">
            <text:p>196.7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587112" calcext:value-type="float">
            <text:p>195.5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425568" calcext:value-type="float">
            <text:p>195.4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172584" calcext:value-type="float">
            <text:p>195.1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525896" calcext:value-type="float">
            <text:p>196.5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94068" calcext:value-type="float">
            <text:p>195.9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450208" calcext:value-type="float">
            <text:p>194.4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788536" calcext:value-type="float">
            <text:p>194.7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89496" calcext:value-type="float">
            <text:p>195.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49872" calcext:value-type="float">
            <text:p>195.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861176" calcext:value-type="float">
            <text:p>196.8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120768" calcext:value-type="float">
            <text:p>195.1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904104" calcext:value-type="float">
            <text:p>195.9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178168" calcext:value-type="float">
            <text:p>197.1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214744" calcext:value-type="float">
            <text:p>197.2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336664" calcext:value-type="float">
            <text:p>197.3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8246" calcext:value-type="float">
            <text:p>196.8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894704" calcext:value-type="float">
            <text:p>196.8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089776" calcext:value-type="float">
            <text:p>197.0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866" calcext:value-type="float">
            <text:p>197.5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68312" calcext:value-type="float">
            <text:p>197.5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589904" calcext:value-type="float">
            <text:p>196.5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132448" calcext:value-type="float">
            <text:p>197.1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068184" calcext:value-type="float">
            <text:p>198.0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029072" calcext:value-type="float">
            <text:p>196.0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050408" calcext:value-type="float">
            <text:p>196.0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940424" calcext:value-type="float">
            <text:p>196.9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123048" calcext:value-type="float">
            <text:p>198.1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48144" calcext:value-type="float">
            <text:p>197.7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339456" calcext:value-type="float">
            <text:p>198.3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70776" calcext:value-type="float">
            <text:p>197.4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336408" calcext:value-type="float">
            <text:p>198.3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1962" calcext:value-type="float">
            <text:p>198.1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5652" calcext:value-type="float">
            <text:p>200.7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63912" calcext:value-type="float">
            <text:p>200.4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1832" calcext:value-type="float">
            <text:p>199.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596" calcext:value-type="float">
            <text:p>196.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3701</text:p>
          </table:table-cell>
          <table:table-cell office:value-type="string" calcext:value-type="string">
            <text:p>Youngsport Quad #2</text:p>
          </table:table-cell>
          <table:table-cell office:value-type="string" calcext:value-type="string">
            <text:p>201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024" calcext:value-type="float">
            <text:p>192.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280" meta:object-count="0"/>
    <meta:user-defined meta:name="AppVersion">3.0</meta:user-defined>
  </office:meta>
</office:document-meta>
</file>